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86mm" svg:height="90.04mm" svg:x="114.73mm" svg:y="20.19mm">
            <draw:object draw:notify-on-update-of-ranges="Hoja1.B2:Hoja1.B2 Hoja1.B3:Hoja1.B354 Hoja1.C2:Hoja1.C2 Hoja1.C3:Hoja1.C3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raciones</text:p>
          </table:table-cell>
          <table:table-cell table:style-name="ce1" office:value-type="string" calcext:value-type="string">
            <text:p>Búsqueda local determinista</text:p>
          </table:table-cell>
          <table:table-cell table:style-name="ce1" office:value-type="string" calcext:value-type="string">
            <text:p>Búsqueda loca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736" calcext:value-type="float">
            <text:p>99736</text:p>
          </table:table-cell>
          <table:table-cell office:value-type="float" office:value="99074" calcext:value-type="float">
            <text:p>99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757" calcext:value-type="float">
            <text:p>99757</text:p>
          </table:table-cell>
          <table:table-cell office:value-type="float" office:value="99143" calcext:value-type="float">
            <text:p>99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769" calcext:value-type="float">
            <text:p>99769</text:p>
          </table:table-cell>
          <table:table-cell office:value-type="float" office:value="99146" calcext:value-type="float">
            <text:p>99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784" calcext:value-type="float">
            <text:p>99784</text:p>
          </table:table-cell>
          <table:table-cell office:value-type="float" office:value="99170" calcext:value-type="float">
            <text:p>99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814" calcext:value-type="float">
            <text:p>99814</text:p>
          </table:table-cell>
          <table:table-cell office:value-type="float" office:value="99195" calcext:value-type="float">
            <text:p>99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830" calcext:value-type="float">
            <text:p>99830</text:p>
          </table:table-cell>
          <table:table-cell office:value-type="float" office:value="99261" calcext:value-type="float">
            <text:p>99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835" calcext:value-type="float">
            <text:p>99835</text:p>
          </table:table-cell>
          <table:table-cell office:value-type="float" office:value="99267" calcext:value-type="float">
            <text:p>99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863" calcext:value-type="float">
            <text:p>99863</text:p>
          </table:table-cell>
          <table:table-cell office:value-type="float" office:value="99288" calcext:value-type="float">
            <text:p>992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905" calcext:value-type="float">
            <text:p>99905</text:p>
          </table:table-cell>
          <table:table-cell office:value-type="float" office:value="99300" calcext:value-type="float">
            <text:p>993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916" calcext:value-type="float">
            <text:p>99916</text:p>
          </table:table-cell>
          <table:table-cell office:value-type="float" office:value="99304" calcext:value-type="float">
            <text:p>993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95" calcext:value-type="float">
            <text:p>99995</text:p>
          </table:table-cell>
          <table:table-cell office:value-type="float" office:value="99343" calcext:value-type="float">
            <text:p>993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999" calcext:value-type="float">
            <text:p>99999</text:p>
          </table:table-cell>
          <table:table-cell office:value-type="float" office:value="99433" calcext:value-type="float">
            <text:p>994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8" calcext:value-type="float">
            <text:p>100008</text:p>
          </table:table-cell>
          <table:table-cell office:value-type="float" office:value="99449" calcext:value-type="float">
            <text:p>994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32" calcext:value-type="float">
            <text:p>100032</text:p>
          </table:table-cell>
          <table:table-cell office:value-type="float" office:value="99457" calcext:value-type="float">
            <text:p>994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116" calcext:value-type="float">
            <text:p>100116</text:p>
          </table:table-cell>
          <table:table-cell office:value-type="float" office:value="99536" calcext:value-type="float">
            <text:p>995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201" calcext:value-type="float">
            <text:p>100201</text:p>
          </table:table-cell>
          <table:table-cell office:value-type="float" office:value="99554" calcext:value-type="float">
            <text:p>995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213" calcext:value-type="float">
            <text:p>100213</text:p>
          </table:table-cell>
          <table:table-cell office:value-type="float" office:value="99562" calcext:value-type="float">
            <text:p>99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234" calcext:value-type="float">
            <text:p>100234</text:p>
          </table:table-cell>
          <table:table-cell office:value-type="float" office:value="99594" calcext:value-type="float">
            <text:p>99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236" calcext:value-type="float">
            <text:p>100236</text:p>
          </table:table-cell>
          <table:table-cell office:value-type="float" office:value="99660" calcext:value-type="float">
            <text:p>996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261" calcext:value-type="float">
            <text:p>100261</text:p>
          </table:table-cell>
          <table:table-cell office:value-type="float" office:value="99668" calcext:value-type="float">
            <text:p>996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311" calcext:value-type="float">
            <text:p>100311</text:p>
          </table:table-cell>
          <table:table-cell office:value-type="float" office:value="99748" calcext:value-type="float">
            <text:p>997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320" calcext:value-type="float">
            <text:p>100320</text:p>
          </table:table-cell>
          <table:table-cell office:value-type="float" office:value="99771" calcext:value-type="float">
            <text:p>99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336" calcext:value-type="float">
            <text:p>100336</text:p>
          </table:table-cell>
          <table:table-cell office:value-type="float" office:value="99774" calcext:value-type="float">
            <text:p>997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383" calcext:value-type="float">
            <text:p>100383</text:p>
          </table:table-cell>
          <table:table-cell office:value-type="float" office:value="99781" calcext:value-type="float">
            <text:p>997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413" calcext:value-type="float">
            <text:p>100413</text:p>
          </table:table-cell>
          <table:table-cell office:value-type="float" office:value="99860" calcext:value-type="float">
            <text:p>998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541" calcext:value-type="float">
            <text:p>100541</text:p>
          </table:table-cell>
          <table:table-cell office:value-type="float" office:value="99883" calcext:value-type="float">
            <text:p>99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586" calcext:value-type="float">
            <text:p>100586</text:p>
          </table:table-cell>
          <table:table-cell office:value-type="float" office:value="99902" calcext:value-type="float">
            <text:p>999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618" calcext:value-type="float">
            <text:p>100618</text:p>
          </table:table-cell>
          <table:table-cell office:value-type="float" office:value="99950" calcext:value-type="float">
            <text:p>999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712" calcext:value-type="float">
            <text:p>100712</text:p>
          </table:table-cell>
          <table:table-cell office:value-type="float" office:value="99954" calcext:value-type="float">
            <text:p>999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041" calcext:value-type="float">
            <text:p>1000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752" calcext:value-type="float">
            <text:p>100752</text:p>
          </table:table-cell>
          <table:table-cell office:value-type="float" office:value="100072" calcext:value-type="float">
            <text:p>100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800" calcext:value-type="float">
            <text:p>100800</text:p>
          </table:table-cell>
          <table:table-cell office:value-type="float" office:value="100099" calcext:value-type="float">
            <text:p>1000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939" calcext:value-type="float">
            <text:p>100939</text:p>
          </table:table-cell>
          <table:table-cell office:value-type="float" office:value="100191" calcext:value-type="float">
            <text:p>1001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949" calcext:value-type="float">
            <text:p>100949</text:p>
          </table:table-cell>
          <table:table-cell office:value-type="float" office:value="100209" calcext:value-type="float">
            <text:p>1002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981" calcext:value-type="float">
            <text:p>100981</text:p>
          </table:table-cell>
          <table:table-cell office:value-type="float" office:value="100214" calcext:value-type="float">
            <text:p>1002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27" calcext:value-type="float">
            <text:p>101027</text:p>
          </table:table-cell>
          <table:table-cell office:value-type="float" office:value="100242" calcext:value-type="float">
            <text:p>1002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037" calcext:value-type="float">
            <text:p>101037</text:p>
          </table:table-cell>
          <table:table-cell office:value-type="float" office:value="100294" calcext:value-type="float">
            <text:p>1002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070" calcext:value-type="float">
            <text:p>101070</text:p>
          </table:table-cell>
          <table:table-cell office:value-type="float" office:value="100389" calcext:value-type="float">
            <text:p>1003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218" calcext:value-type="float">
            <text:p>101218</text:p>
          </table:table-cell>
          <table:table-cell office:value-type="float" office:value="100408" calcext:value-type="float">
            <text:p>1004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245" calcext:value-type="float">
            <text:p>101245</text:p>
          </table:table-cell>
          <table:table-cell office:value-type="float" office:value="100428" calcext:value-type="float">
            <text:p>1004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250" calcext:value-type="float">
            <text:p>101250</text:p>
          </table:table-cell>
          <table:table-cell office:value-type="float" office:value="100450" calcext:value-type="float">
            <text:p>1004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252" calcext:value-type="float">
            <text:p>101252</text:p>
          </table:table-cell>
          <table:table-cell office:value-type="float" office:value="100453" calcext:value-type="float">
            <text:p>1004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278" calcext:value-type="float">
            <text:p>101278</text:p>
          </table:table-cell>
          <table:table-cell office:value-type="float" office:value="100470" calcext:value-type="float">
            <text:p>1004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288" calcext:value-type="float">
            <text:p>101288</text:p>
          </table:table-cell>
          <table:table-cell office:value-type="float" office:value="100563" calcext:value-type="float">
            <text:p>1005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300" calcext:value-type="float">
            <text:p>101300</text:p>
          </table:table-cell>
          <table:table-cell office:value-type="float" office:value="100582" calcext:value-type="float">
            <text:p>100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302" calcext:value-type="float">
            <text:p>101302</text:p>
          </table:table-cell>
          <table:table-cell office:value-type="float" office:value="100676" calcext:value-type="float">
            <text:p>1006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341" calcext:value-type="float">
            <text:p>101341</text:p>
          </table:table-cell>
          <table:table-cell office:value-type="float" office:value="100688" calcext:value-type="float">
            <text:p>1006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390" calcext:value-type="float">
            <text:p>101390</text:p>
          </table:table-cell>
          <table:table-cell office:value-type="float" office:value="100689" calcext:value-type="float">
            <text:p>10068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400" calcext:value-type="float">
            <text:p>101400</text:p>
          </table:table-cell>
          <table:table-cell office:value-type="float" office:value="100697" calcext:value-type="float">
            <text:p>1006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411" calcext:value-type="float">
            <text:p>101411</text:p>
          </table:table-cell>
          <table:table-cell office:value-type="float" office:value="100804" calcext:value-type="float">
            <text:p>1008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468" calcext:value-type="float">
            <text:p>101468</text:p>
          </table:table-cell>
          <table:table-cell office:value-type="float" office:value="100805" calcext:value-type="float">
            <text:p>10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476" calcext:value-type="float">
            <text:p>101476</text:p>
          </table:table-cell>
          <table:table-cell office:value-type="float" office:value="100806" calcext:value-type="float">
            <text:p>1008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563" calcext:value-type="float">
            <text:p>101563</text:p>
          </table:table-cell>
          <table:table-cell office:value-type="float" office:value="100912" calcext:value-type="float">
            <text:p>1009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1575" calcext:value-type="float">
            <text:p>101575</text:p>
          </table:table-cell>
          <table:table-cell office:value-type="float" office:value="100913" calcext:value-type="float">
            <text:p>1009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633" calcext:value-type="float">
            <text:p>101633</text:p>
          </table:table-cell>
          <table:table-cell office:value-type="float" office:value="100924" calcext:value-type="float">
            <text:p>1009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705" calcext:value-type="float">
            <text:p>101705</text:p>
          </table:table-cell>
          <table:table-cell office:value-type="float" office:value="100990" calcext:value-type="float">
            <text:p>1009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736" calcext:value-type="float">
            <text:p>101736</text:p>
          </table:table-cell>
          <table:table-cell office:value-type="float" office:value="101094" calcext:value-type="float">
            <text:p>1010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793" calcext:value-type="float">
            <text:p>101793</text:p>
          </table:table-cell>
          <table:table-cell office:value-type="float" office:value="101124" calcext:value-type="float">
            <text:p>1011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846" calcext:value-type="float">
            <text:p>101846</text:p>
          </table:table-cell>
          <table:table-cell office:value-type="float" office:value="101126" calcext:value-type="float">
            <text:p>1011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1903" calcext:value-type="float">
            <text:p>101903</text:p>
          </table:table-cell>
          <table:table-cell office:value-type="float" office:value="101127" calcext:value-type="float">
            <text:p>1011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938" calcext:value-type="float">
            <text:p>101938</text:p>
          </table:table-cell>
          <table:table-cell office:value-type="float" office:value="101131" calcext:value-type="float">
            <text:p>1011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947" calcext:value-type="float">
            <text:p>101947</text:p>
          </table:table-cell>
          <table:table-cell office:value-type="float" office:value="101146" calcext:value-type="float">
            <text:p>1011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2011" calcext:value-type="float">
            <text:p>102011</text:p>
          </table:table-cell>
          <table:table-cell office:value-type="float" office:value="101184" calcext:value-type="float">
            <text:p>10118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2017" calcext:value-type="float">
            <text:p>102017</text:p>
          </table:table-cell>
          <table:table-cell office:value-type="float" office:value="101190" calcext:value-type="float">
            <text:p>1011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048" calcext:value-type="float">
            <text:p>102048</text:p>
          </table:table-cell>
          <table:table-cell office:value-type="float" office:value="101221" calcext:value-type="float">
            <text:p>1012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084" calcext:value-type="float">
            <text:p>102084</text:p>
          </table:table-cell>
          <table:table-cell office:value-type="float" office:value="101226" calcext:value-type="float">
            <text:p>1012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143" calcext:value-type="float">
            <text:p>102143</text:p>
          </table:table-cell>
          <table:table-cell office:value-type="float" office:value="101238" calcext:value-type="float">
            <text:p>1012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2214" calcext:value-type="float">
            <text:p>102214</text:p>
          </table:table-cell>
          <table:table-cell office:value-type="float" office:value="101242" calcext:value-type="float">
            <text:p>1012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276" calcext:value-type="float">
            <text:p>102276</text:p>
          </table:table-cell>
          <table:table-cell office:value-type="float" office:value="101243" calcext:value-type="float">
            <text:p>1012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2284" calcext:value-type="float">
            <text:p>102284</text:p>
          </table:table-cell>
          <table:table-cell office:value-type="float" office:value="101250" calcext:value-type="float">
            <text:p>1012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352" calcext:value-type="float">
            <text:p>102352</text:p>
          </table:table-cell>
          <table:table-cell office:value-type="float" office:value="101253" calcext:value-type="float">
            <text:p>1012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370" calcext:value-type="float">
            <text:p>102370</text:p>
          </table:table-cell>
          <table:table-cell office:value-type="float" office:value="101277" calcext:value-type="float">
            <text:p>1012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426" calcext:value-type="float">
            <text:p>102426</text:p>
          </table:table-cell>
          <table:table-cell office:value-type="float" office:value="101283" calcext:value-type="float">
            <text:p>1012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437" calcext:value-type="float">
            <text:p>102437</text:p>
          </table:table-cell>
          <table:table-cell office:value-type="float" office:value="101286" calcext:value-type="float">
            <text:p>1012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485" calcext:value-type="float">
            <text:p>102485</text:p>
          </table:table-cell>
          <table:table-cell office:value-type="float" office:value="101291" calcext:value-type="float">
            <text:p>10129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2490" calcext:value-type="float">
            <text:p>102490</text:p>
          </table:table-cell>
          <table:table-cell office:value-type="float" office:value="101297" calcext:value-type="float">
            <text:p>1012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538" calcext:value-type="float">
            <text:p>102538</text:p>
          </table:table-cell>
          <table:table-cell office:value-type="float" office:value="101381" calcext:value-type="float">
            <text:p>1013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2551" calcext:value-type="float">
            <text:p>102551</text:p>
          </table:table-cell>
          <table:table-cell office:value-type="float" office:value="101392" calcext:value-type="float">
            <text:p>1013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554" calcext:value-type="float">
            <text:p>102554</text:p>
          </table:table-cell>
          <table:table-cell office:value-type="float" office:value="101396" calcext:value-type="float">
            <text:p>1013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608" calcext:value-type="float">
            <text:p>102608</text:p>
          </table:table-cell>
          <table:table-cell office:value-type="float" office:value="101453" calcext:value-type="float">
            <text:p>10145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616" calcext:value-type="float">
            <text:p>102616</text:p>
          </table:table-cell>
          <table:table-cell office:value-type="float" office:value="101455" calcext:value-type="float">
            <text:p>1014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618" calcext:value-type="float">
            <text:p>102618</text:p>
          </table:table-cell>
          <table:table-cell office:value-type="float" office:value="101459" calcext:value-type="float">
            <text:p>10145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627" calcext:value-type="float">
            <text:p>102627</text:p>
          </table:table-cell>
          <table:table-cell office:value-type="float" office:value="101477" calcext:value-type="float">
            <text:p>101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630" calcext:value-type="float">
            <text:p>102630</text:p>
          </table:table-cell>
          <table:table-cell office:value-type="float" office:value="101478" calcext:value-type="float">
            <text:p>1014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646" calcext:value-type="float">
            <text:p>102646</text:p>
          </table:table-cell>
          <table:table-cell office:value-type="float" office:value="101561" calcext:value-type="float">
            <text:p>1015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661" calcext:value-type="float">
            <text:p>102661</text:p>
          </table:table-cell>
          <table:table-cell office:value-type="float" office:value="101569" calcext:value-type="float">
            <text:p>1015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697" calcext:value-type="float">
            <text:p>102697</text:p>
          </table:table-cell>
          <table:table-cell office:value-type="float" office:value="101571" calcext:value-type="float">
            <text:p>10157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700" calcext:value-type="float">
            <text:p>102700</text:p>
          </table:table-cell>
          <table:table-cell office:value-type="float" office:value="101645" calcext:value-type="float">
            <text:p>1016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710" calcext:value-type="float">
            <text:p>102710</text:p>
          </table:table-cell>
          <table:table-cell office:value-type="float" office:value="101717" calcext:value-type="float">
            <text:p>1017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2721" calcext:value-type="float">
            <text:p>102721</text:p>
          </table:table-cell>
          <table:table-cell office:value-type="float" office:value="101725" calcext:value-type="float">
            <text:p>1017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770" calcext:value-type="float">
            <text:p>102770</text:p>
          </table:table-cell>
          <table:table-cell office:value-type="float" office:value="101755" calcext:value-type="float">
            <text:p>1017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788" calcext:value-type="float">
            <text:p>102788</text:p>
          </table:table-cell>
          <table:table-cell office:value-type="float" office:value="101823" calcext:value-type="float">
            <text:p>1018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796" calcext:value-type="float">
            <text:p>102796</text:p>
          </table:table-cell>
          <table:table-cell office:value-type="float" office:value="101838" calcext:value-type="float">
            <text:p>1018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833" calcext:value-type="float">
            <text:p>102833</text:p>
          </table:table-cell>
          <table:table-cell office:value-type="float" office:value="101840" calcext:value-type="float">
            <text:p>1018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837" calcext:value-type="float">
            <text:p>102837</text:p>
          </table:table-cell>
          <table:table-cell office:value-type="float" office:value="101899" calcext:value-type="float">
            <text:p>1018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889" calcext:value-type="float">
            <text:p>1028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943" calcext:value-type="float">
            <text:p>102943</text:p>
          </table:table-cell>
          <table:table-cell office:value-type="float" office:value="101956" calcext:value-type="float">
            <text:p>10195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972" calcext:value-type="float">
            <text:p>102972</text:p>
          </table:table-cell>
          <table:table-cell office:value-type="float" office:value="101978" calcext:value-type="float">
            <text:p>1019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982" calcext:value-type="float">
            <text:p>102982</text:p>
          </table:table-cell>
          <table:table-cell office:value-type="float" office:value="102028" calcext:value-type="float">
            <text:p>10202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996" calcext:value-type="float">
            <text:p>102996</text:p>
          </table:table-cell>
          <table:table-cell office:value-type="float" office:value="102037" calcext:value-type="float">
            <text:p>1020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004" calcext:value-type="float">
            <text:p>103004</text:p>
          </table:table-cell>
          <table:table-cell office:value-type="float" office:value="102044" calcext:value-type="float">
            <text:p>1020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015" calcext:value-type="float">
            <text:p>103015</text:p>
          </table:table-cell>
          <table:table-cell office:value-type="float" office:value="102048" calcext:value-type="float">
            <text:p>1020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023" calcext:value-type="float">
            <text:p>103023</text:p>
          </table:table-cell>
          <table:table-cell office:value-type="float" office:value="102058" calcext:value-type="float">
            <text:p>1020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54" calcext:value-type="float">
            <text:p>103054</text:p>
          </table:table-cell>
          <table:table-cell office:value-type="float" office:value="102059" calcext:value-type="float">
            <text:p>1020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091" calcext:value-type="float">
            <text:p>103091</text:p>
          </table:table-cell>
          <table:table-cell office:value-type="float" office:value="102062" calcext:value-type="float">
            <text:p>1020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092" calcext:value-type="float">
            <text:p>103092</text:p>
          </table:table-cell>
          <table:table-cell office:value-type="float" office:value="102129" calcext:value-type="float">
            <text:p>10212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109" calcext:value-type="float">
            <text:p>103109</text:p>
          </table:table-cell>
          <table:table-cell office:value-type="float" office:value="102178" calcext:value-type="float">
            <text:p>10217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121" calcext:value-type="float">
            <text:p>103121</text:p>
          </table:table-cell>
          <table:table-cell office:value-type="float" office:value="102181" calcext:value-type="float">
            <text:p>1021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159" calcext:value-type="float">
            <text:p>10315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164" calcext:value-type="float">
            <text:p>103164</text:p>
          </table:table-cell>
          <table:table-cell office:value-type="float" office:value="102241" calcext:value-type="float">
            <text:p>1022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197" calcext:value-type="float">
            <text:p>103197</text:p>
          </table:table-cell>
          <table:table-cell office:value-type="float" office:value="102294" calcext:value-type="float">
            <text:p>1022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201" calcext:value-type="float">
            <text:p>103201</text:p>
          </table:table-cell>
          <table:table-cell office:value-type="float" office:value="102301" calcext:value-type="float">
            <text:p>1023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213" calcext:value-type="float">
            <text:p>103213</text:p>
          </table:table-cell>
          <table:table-cell office:value-type="float" office:value="102315" calcext:value-type="float">
            <text:p>1023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222" calcext:value-type="float">
            <text:p>103222</text:p>
          </table:table-cell>
          <table:table-cell office:value-type="float" office:value="102317" calcext:value-type="float">
            <text:p>1023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244" calcext:value-type="float">
            <text:p>103244</text:p>
          </table:table-cell>
          <table:table-cell office:value-type="float" office:value="102367" calcext:value-type="float">
            <text:p>10236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248" calcext:value-type="float">
            <text:p>103248</text:p>
          </table:table-cell>
          <table:table-cell office:value-type="float" office:value="102419" calcext:value-type="float">
            <text:p>1024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254" calcext:value-type="float">
            <text:p>103254</text:p>
          </table:table-cell>
          <table:table-cell office:value-type="float" office:value="102420" calcext:value-type="float">
            <text:p>1024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286" calcext:value-type="float">
            <text:p>103286</text:p>
          </table:table-cell>
          <table:table-cell office:value-type="float" office:value="102435" calcext:value-type="float">
            <text:p>1024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3309" calcext:value-type="float">
            <text:p>103309</text:p>
          </table:table-cell>
          <table:table-cell office:value-type="float" office:value="102491" calcext:value-type="float">
            <text:p>1024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3356" calcext:value-type="float">
            <text:p>103356</text:p>
          </table:table-cell>
          <table:table-cell office:value-type="float" office:value="102542" calcext:value-type="float">
            <text:p>10254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362" calcext:value-type="float">
            <text:p>103362</text:p>
          </table:table-cell>
          <table:table-cell office:value-type="float" office:value="102544" calcext:value-type="float">
            <text:p>102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3368" calcext:value-type="float">
            <text:p>103368</text:p>
          </table:table-cell>
          <table:table-cell office:value-type="float" office:value="102557" calcext:value-type="float">
            <text:p>10255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3374" calcext:value-type="float">
            <text:p>103374</text:p>
          </table:table-cell>
          <table:table-cell office:value-type="float" office:value="102558" calcext:value-type="float">
            <text:p>10255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3416" calcext:value-type="float">
            <text:p>103416</text:p>
          </table:table-cell>
          <table:table-cell office:value-type="float" office:value="102562" calcext:value-type="float">
            <text:p>10256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102571" calcext:value-type="float">
            <text:p>10257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3432" calcext:value-type="float">
            <text:p>103432</text:p>
          </table:table-cell>
          <table:table-cell office:value-type="float" office:value="102620" calcext:value-type="float">
            <text:p>1026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3438" calcext:value-type="float">
            <text:p>103438</text:p>
          </table:table-cell>
          <table:table-cell office:value-type="float" office:value="102621" calcext:value-type="float">
            <text:p>10262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3504" calcext:value-type="float">
            <text:p>103504</text:p>
          </table:table-cell>
          <table:table-cell office:value-type="float" office:value="102628" calcext:value-type="float">
            <text:p>1026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526" calcext:value-type="float">
            <text:p>103526</text:p>
          </table:table-cell>
          <table:table-cell office:value-type="float" office:value="102629" calcext:value-type="float">
            <text:p>10262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644" calcext:value-type="float">
            <text:p>103644</text:p>
          </table:table-cell>
          <table:table-cell office:value-type="float" office:value="102677" calcext:value-type="float">
            <text:p>1026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3657" calcext:value-type="float">
            <text:p>103657</text:p>
          </table:table-cell>
          <table:table-cell office:value-type="float" office:value="102681" calcext:value-type="float">
            <text:p>10268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3736" calcext:value-type="float">
            <text:p>103736</text:p>
          </table:table-cell>
          <table:table-cell office:value-type="float" office:value="102684" calcext:value-type="float">
            <text:p>10268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759" calcext:value-type="float">
            <text:p>103759</text:p>
          </table:table-cell>
          <table:table-cell office:value-type="float" office:value="102686" calcext:value-type="float">
            <text:p>10268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3803" calcext:value-type="float">
            <text:p>103803</text:p>
          </table:table-cell>
          <table:table-cell office:value-type="float" office:value="102687" calcext:value-type="float">
            <text:p>10268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3851" calcext:value-type="float">
            <text:p>103851</text:p>
          </table:table-cell>
          <table:table-cell office:value-type="float" office:value="102699" calcext:value-type="float">
            <text:p>10269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3861" calcext:value-type="float">
            <text:p>103861</text:p>
          </table:table-cell>
          <table:table-cell office:value-type="float" office:value="102700" calcext:value-type="float">
            <text:p>1027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3868" calcext:value-type="float">
            <text:p>103868</text:p>
          </table:table-cell>
          <table:table-cell office:value-type="float" office:value="102758" calcext:value-type="float">
            <text:p>10275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3874" calcext:value-type="float">
            <text:p>103874</text:p>
          </table:table-cell>
          <table:table-cell office:value-type="float" office:value="102806" calcext:value-type="float">
            <text:p>1028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3881" calcext:value-type="float">
            <text:p>103881</text:p>
          </table:table-cell>
          <table:table-cell office:value-type="float" office:value="102810" calcext:value-type="float">
            <text:p>1028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3888" calcext:value-type="float">
            <text:p>103888</text:p>
          </table:table-cell>
          <table:table-cell office:value-type="float" office:value="102826" calcext:value-type="float">
            <text:p>1028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897" calcext:value-type="float">
            <text:p>103897</text:p>
          </table:table-cell>
          <table:table-cell office:value-type="float" office:value="102854" calcext:value-type="float">
            <text:p>10285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903" calcext:value-type="float">
            <text:p>103903</text:p>
          </table:table-cell>
          <table:table-cell office:value-type="float" office:value="102859" calcext:value-type="float">
            <text:p>1028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3955" calcext:value-type="float">
            <text:p>103955</text:p>
          </table:table-cell>
          <table:table-cell office:value-type="float" office:value="102862" calcext:value-type="float">
            <text:p>10286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965" calcext:value-type="float">
            <text:p>103965</text:p>
          </table:table-cell>
          <table:table-cell office:value-type="float" office:value="102864" calcext:value-type="float">
            <text:p>10286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4021" calcext:value-type="float">
            <text:p>104021</text:p>
          </table:table-cell>
          <table:table-cell office:value-type="float" office:value="102879" calcext:value-type="float">
            <text:p>10287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023" calcext:value-type="float">
            <text:p>104023</text:p>
          </table:table-cell>
          <table:table-cell office:value-type="float" office:value="102880" calcext:value-type="float">
            <text:p>1028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4024" calcext:value-type="float">
            <text:p>104024</text:p>
          </table:table-cell>
          <table:table-cell office:value-type="float" office:value="102889" calcext:value-type="float">
            <text:p>10288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4043" calcext:value-type="float">
            <text:p>104043</text:p>
          </table:table-cell>
          <table:table-cell office:value-type="float" office:value="102954" calcext:value-type="float">
            <text:p>10295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4058" calcext:value-type="float">
            <text:p>104058</text:p>
          </table:table-cell>
          <table:table-cell office:value-type="float" office:value="102975" calcext:value-type="float">
            <text:p>1029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4102" calcext:value-type="float">
            <text:p>104102</text:p>
          </table:table-cell>
          <table:table-cell office:value-type="float" office:value="102983" calcext:value-type="float">
            <text:p>10298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144" calcext:value-type="float">
            <text:p>104144</text:p>
          </table:table-cell>
          <table:table-cell office:value-type="float" office:value="102989" calcext:value-type="float">
            <text:p>10298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4159" calcext:value-type="float">
            <text:p>104159</text:p>
          </table:table-cell>
          <table:table-cell office:value-type="float" office:value="102998" calcext:value-type="float">
            <text:p>1029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170" calcext:value-type="float">
            <text:p>104170</text:p>
          </table:table-cell>
          <table:table-cell office:value-type="float" office:value="103065" calcext:value-type="float">
            <text:p>10306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4212" calcext:value-type="float">
            <text:p>104212</text:p>
          </table:table-cell>
          <table:table-cell office:value-type="float" office:value="103132" calcext:value-type="float">
            <text:p>1031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4223" calcext:value-type="float">
            <text:p>104223</text:p>
          </table:table-cell>
          <table:table-cell office:value-type="float" office:value="103141" calcext:value-type="float">
            <text:p>10314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245" calcext:value-type="float">
            <text:p>104245</text:p>
          </table:table-cell>
          <table:table-cell office:value-type="float" office:value="103175" calcext:value-type="float">
            <text:p>10317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4250" calcext:value-type="float">
            <text:p>104250</text:p>
          </table:table-cell>
          <table:table-cell office:value-type="float" office:value="103177" calcext:value-type="float">
            <text:p>10317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4266" calcext:value-type="float">
            <text:p>104266</text:p>
          </table:table-cell>
          <table:table-cell office:value-type="float" office:value="103247" calcext:value-type="float">
            <text:p>10324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4267" calcext:value-type="float">
            <text:p>104267</text:p>
          </table:table-cell>
          <table:table-cell office:value-type="float" office:value="103256" calcext:value-type="float">
            <text:p>10325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268" calcext:value-type="float">
            <text:p>104268</text:p>
          </table:table-cell>
          <table:table-cell office:value-type="float" office:value="103266" calcext:value-type="float">
            <text:p>1032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4269" calcext:value-type="float">
            <text:p>104269</text:p>
          </table:table-cell>
          <table:table-cell office:value-type="float" office:value="103330" calcext:value-type="float">
            <text:p>1033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281" calcext:value-type="float">
            <text:p>104281</text:p>
          </table:table-cell>
          <table:table-cell office:value-type="float" office:value="103331" calcext:value-type="float">
            <text:p>10333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4288" calcext:value-type="float">
            <text:p>104288</text:p>
          </table:table-cell>
          <table:table-cell office:value-type="float" office:value="103333" calcext:value-type="float">
            <text:p>10333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4291" calcext:value-type="float">
            <text:p>104291</text:p>
          </table:table-cell>
          <table:table-cell office:value-type="float" office:value="103345" calcext:value-type="float">
            <text:p>1033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320" calcext:value-type="float">
            <text:p>104320</text:p>
          </table:table-cell>
          <table:table-cell office:value-type="float" office:value="103347" calcext:value-type="float">
            <text:p>10334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4357" calcext:value-type="float">
            <text:p>104357</text:p>
          </table:table-cell>
          <table:table-cell office:value-type="float" office:value="103400" calcext:value-type="float">
            <text:p>1034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4364" calcext:value-type="float">
            <text:p>104364</text:p>
          </table:table-cell>
          <table:table-cell office:value-type="float" office:value="103402" calcext:value-type="float">
            <text:p>10340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4365" calcext:value-type="float">
            <text:p>104365</text:p>
          </table:table-cell>
          <table:table-cell office:value-type="float" office:value="103404" calcext:value-type="float">
            <text:p>1034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4371" calcext:value-type="float">
            <text:p>104371</text:p>
          </table:table-cell>
          <table:table-cell office:value-type="float" office:value="103406" calcext:value-type="float">
            <text:p>10340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4375" calcext:value-type="float">
            <text:p>104375</text:p>
          </table:table-cell>
          <table:table-cell office:value-type="float" office:value="103428" calcext:value-type="float">
            <text:p>1034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4420" calcext:value-type="float">
            <text:p>104420</text:p>
          </table:table-cell>
          <table:table-cell office:value-type="float" office:value="103432" calcext:value-type="float">
            <text:p>10343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4423" calcext:value-type="float">
            <text:p>104423</text:p>
          </table:table-cell>
          <table:table-cell office:value-type="float" office:value="103435" calcext:value-type="float">
            <text:p>10343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4432" calcext:value-type="float">
            <text:p>104432</text:p>
          </table:table-cell>
          <table:table-cell office:value-type="float" office:value="103508" calcext:value-type="float">
            <text:p>103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4434" calcext:value-type="float">
            <text:p>104434</text:p>
          </table:table-cell>
          <table:table-cell office:value-type="float" office:value="103558" calcext:value-type="float">
            <text:p>1035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4435" calcext:value-type="float">
            <text:p>104435</text:p>
          </table:table-cell>
          <table:table-cell office:value-type="float" office:value="103563" calcext:value-type="float">
            <text:p>10356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466" calcext:value-type="float">
            <text:p>104466</text:p>
          </table:table-cell>
          <table:table-cell office:value-type="float" office:value="103566" calcext:value-type="float">
            <text:p>10356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472" calcext:value-type="float">
            <text:p>104472</text:p>
          </table:table-cell>
          <table:table-cell office:value-type="float" office:value="103584" calcext:value-type="float">
            <text:p>103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475" calcext:value-type="float">
            <text:p>104475</text:p>
          </table:table-cell>
          <table:table-cell office:value-type="float" office:value="103594" calcext:value-type="float">
            <text:p>10359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4488" calcext:value-type="float">
            <text:p>104488</text:p>
          </table:table-cell>
          <table:table-cell office:value-type="float" office:value="103667" calcext:value-type="float">
            <text:p>10366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490" calcext:value-type="float">
            <text:p>104490</text:p>
          </table:table-cell>
          <table:table-cell office:value-type="float" office:value="103711" calcext:value-type="float">
            <text:p>1037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4532" calcext:value-type="float">
            <text:p>104532</text:p>
          </table:table-cell>
          <table:table-cell office:value-type="float" office:value="103717" calcext:value-type="float">
            <text:p>1037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4538" calcext:value-type="float">
            <text:p>104538</text:p>
          </table:table-cell>
          <table:table-cell office:value-type="float" office:value="103720" calcext:value-type="float">
            <text:p>1037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4541" calcext:value-type="float">
            <text:p>104541</text:p>
          </table:table-cell>
          <table:table-cell office:value-type="float" office:value="103724" calcext:value-type="float">
            <text:p>1037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4543" calcext:value-type="float">
            <text:p>104543</text:p>
          </table:table-cell>
          <table:table-cell office:value-type="float" office:value="103728" calcext:value-type="float">
            <text:p>1037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4557" calcext:value-type="float">
            <text:p>104557</text:p>
          </table:table-cell>
          <table:table-cell office:value-type="float" office:value="103739" calcext:value-type="float">
            <text:p>10373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599" calcext:value-type="float">
            <text:p>104599</text:p>
          </table:table-cell>
          <table:table-cell office:value-type="float" office:value="103774" calcext:value-type="float">
            <text:p>10377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607" calcext:value-type="float">
            <text:p>104607</text:p>
          </table:table-cell>
          <table:table-cell office:value-type="float" office:value="103808" calcext:value-type="float">
            <text:p>10380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4608" calcext:value-type="float">
            <text:p>104608</text:p>
          </table:table-cell>
          <table:table-cell office:value-type="float" office:value="103821" calcext:value-type="float">
            <text:p>10382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4614" calcext:value-type="float">
            <text:p>104614</text:p>
          </table:table-cell>
          <table:table-cell office:value-type="float" office:value="103829" calcext:value-type="float">
            <text:p>10382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4615" calcext:value-type="float">
            <text:p>104615</text:p>
          </table:table-cell>
          <table:table-cell office:value-type="float" office:value="103833" calcext:value-type="float">
            <text:p>10383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4621" calcext:value-type="float">
            <text:p>104621</text:p>
          </table:table-cell>
          <table:table-cell office:value-type="float" office:value="103840" calcext:value-type="float">
            <text:p>1038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634" calcext:value-type="float">
            <text:p>104634</text:p>
          </table:table-cell>
          <table:table-cell office:value-type="float" office:value="103873" calcext:value-type="float">
            <text:p>10387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4654" calcext:value-type="float">
            <text:p>104654</text:p>
          </table:table-cell>
          <table:table-cell office:value-type="float" office:value="103887" calcext:value-type="float">
            <text:p>10388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4698" calcext:value-type="float">
            <text:p>104698</text:p>
          </table:table-cell>
          <table:table-cell office:value-type="float" office:value="103895" calcext:value-type="float">
            <text:p>10389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4703" calcext:value-type="float">
            <text:p>104703</text:p>
          </table:table-cell>
          <table:table-cell office:value-type="float" office:value="103901" calcext:value-type="float">
            <text:p>10390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4706" calcext:value-type="float">
            <text:p>104706</text:p>
          </table:table-cell>
          <table:table-cell office:value-type="float" office:value="103911" calcext:value-type="float">
            <text:p>1039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707" calcext:value-type="float">
            <text:p>104707</text:p>
          </table:table-cell>
          <table:table-cell office:value-type="float" office:value="103922" calcext:value-type="float">
            <text:p>1039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04712" calcext:value-type="float">
            <text:p>104712</text:p>
          </table:table-cell>
          <table:table-cell office:value-type="float" office:value="103934" calcext:value-type="float">
            <text:p>10393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04720" calcext:value-type="float">
            <text:p>104720</text:p>
          </table:table-cell>
          <table:table-cell office:value-type="float" office:value="103940" calcext:value-type="float">
            <text:p>1039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04767" calcext:value-type="float">
            <text:p>104767</text:p>
          </table:table-cell>
          <table:table-cell office:value-type="float" office:value="103950" calcext:value-type="float">
            <text:p>1039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04773" calcext:value-type="float">
            <text:p>104773</text:p>
          </table:table-cell>
          <table:table-cell office:value-type="float" office:value="103952" calcext:value-type="float">
            <text:p>10395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04778" calcext:value-type="float">
            <text:p>104778</text:p>
          </table:table-cell>
          <table:table-cell office:value-type="float" office:value="103962" calcext:value-type="float">
            <text:p>1039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04788" calcext:value-type="float">
            <text:p>104788</text:p>
          </table:table-cell>
          <table:table-cell office:value-type="float" office:value="103964" calcext:value-type="float">
            <text:p>10396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04792" calcext:value-type="float">
            <text:p>104792</text:p>
          </table:table-cell>
          <table:table-cell office:value-type="float" office:value="103967" calcext:value-type="float">
            <text:p>10396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104796" calcext:value-type="float">
            <text:p>104796</text:p>
          </table:table-cell>
          <table:table-cell office:value-type="float" office:value="104003" calcext:value-type="float">
            <text:p>1040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04797" calcext:value-type="float">
            <text:p>104797</text:p>
          </table:table-cell>
          <table:table-cell office:value-type="float" office:value="104071" calcext:value-type="float">
            <text:p>10407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104801" calcext:value-type="float">
            <text:p>104801</text:p>
          </table:table-cell>
          <table:table-cell office:value-type="float" office:value="104106" calcext:value-type="float">
            <text:p>10410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04802" calcext:value-type="float">
            <text:p>104802</text:p>
          </table:table-cell>
          <table:table-cell office:value-type="float" office:value="104109" calcext:value-type="float">
            <text:p>10410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04806" calcext:value-type="float">
            <text:p>104806</text:p>
          </table:table-cell>
          <table:table-cell office:value-type="float" office:value="104118" calcext:value-type="float">
            <text:p>1041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104808" calcext:value-type="float">
            <text:p>104808</text:p>
          </table:table-cell>
          <table:table-cell office:value-type="float" office:value="104120" calcext:value-type="float">
            <text:p>1041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104811" calcext:value-type="float">
            <text:p>104811</text:p>
          </table:table-cell>
          <table:table-cell office:value-type="float" office:value="104145" calcext:value-type="float">
            <text:p>10414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104818" calcext:value-type="float">
            <text:p>104818</text:p>
          </table:table-cell>
          <table:table-cell office:value-type="float" office:value="104146" calcext:value-type="float">
            <text:p>10414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104824" calcext:value-type="float">
            <text:p>104824</text:p>
          </table:table-cell>
          <table:table-cell office:value-type="float" office:value="104157" calcext:value-type="float">
            <text:p>10415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104826" calcext:value-type="float">
            <text:p>104826</text:p>
          </table:table-cell>
          <table:table-cell office:value-type="float" office:value="104161" calcext:value-type="float">
            <text:p>10416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104845" calcext:value-type="float">
            <text:p>104845</text:p>
          </table:table-cell>
          <table:table-cell office:value-type="float" office:value="104187" calcext:value-type="float">
            <text:p>10418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104910" calcext:value-type="float">
            <text:p>104910</text:p>
          </table:table-cell>
          <table:table-cell office:value-type="float" office:value="104191" calcext:value-type="float">
            <text:p>10419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104912" calcext:value-type="float">
            <text:p>104912</text:p>
          </table:table-cell>
          <table:table-cell office:value-type="float" office:value="104198" calcext:value-type="float">
            <text:p>10419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104919" calcext:value-type="float">
            <text:p>104919</text:p>
          </table:table-cell>
          <table:table-cell office:value-type="float" office:value="104200" calcext:value-type="float">
            <text:p>1042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04927" calcext:value-type="float">
            <text:p>104927</text:p>
          </table:table-cell>
          <table:table-cell office:value-type="float" office:value="104202" calcext:value-type="float">
            <text:p>10420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104928" calcext:value-type="float">
            <text:p>104928</text:p>
          </table:table-cell>
          <table:table-cell office:value-type="float" office:value="104275" calcext:value-type="float">
            <text:p>1042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104939" calcext:value-type="float">
            <text:p>104939</text:p>
          </table:table-cell>
          <table:table-cell office:value-type="float" office:value="104305" calcext:value-type="float">
            <text:p>10430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104941" calcext:value-type="float">
            <text:p>104941</text:p>
          </table:table-cell>
          <table:table-cell office:value-type="float" office:value="104306" calcext:value-type="float">
            <text:p>10430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104950" calcext:value-type="float">
            <text:p>104950</text:p>
          </table:table-cell>
          <table:table-cell office:value-type="float" office:value="104318" calcext:value-type="float">
            <text:p>1043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104961" calcext:value-type="float">
            <text:p>104961</text:p>
          </table:table-cell>
          <table:table-cell office:value-type="float" office:value="104320" calcext:value-type="float">
            <text:p>1043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104962" calcext:value-type="float">
            <text:p>104962</text:p>
          </table:table-cell>
          <table:table-cell office:value-type="float" office:value="104323" calcext:value-type="float">
            <text:p>10432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104963" calcext:value-type="float">
            <text:p>104963</text:p>
          </table:table-cell>
          <table:table-cell office:value-type="float" office:value="104324" calcext:value-type="float">
            <text:p>1043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04965" calcext:value-type="float">
            <text:p>104965</text:p>
          </table:table-cell>
          <table:table-cell office:value-type="float" office:value="104326" calcext:value-type="float">
            <text:p>10432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104969" calcext:value-type="float">
            <text:p>104969</text:p>
          </table:table-cell>
          <table:table-cell office:value-type="float" office:value="104327" calcext:value-type="float">
            <text:p>1043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104990" calcext:value-type="float">
            <text:p>104990</text:p>
          </table:table-cell>
          <table:table-cell office:value-type="float" office:value="104328" calcext:value-type="float">
            <text:p>10432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104991" calcext:value-type="float">
            <text:p>104991</text:p>
          </table:table-cell>
          <table:table-cell office:value-type="float" office:value="104341" calcext:value-type="float">
            <text:p>10434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105041" calcext:value-type="float">
            <text:p>105041</text:p>
          </table:table-cell>
          <table:table-cell office:value-type="float" office:value="104373" calcext:value-type="float">
            <text:p>10437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105042" calcext:value-type="float">
            <text:p>105042</text:p>
          </table:table-cell>
          <table:table-cell office:value-type="float" office:value="104417" calcext:value-type="float">
            <text:p>10441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105045" calcext:value-type="float">
            <text:p>105045</text:p>
          </table:table-cell>
          <table:table-cell office:value-type="float" office:value="104422" calcext:value-type="float">
            <text:p>10442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105051" calcext:value-type="float">
            <text:p>105051</text:p>
          </table:table-cell>
          <table:table-cell office:value-type="float" office:value="104430" calcext:value-type="float">
            <text:p>10443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105055" calcext:value-type="float">
            <text:p>105055</text:p>
          </table:table-cell>
          <table:table-cell office:value-type="float" office:value="104448" calcext:value-type="float">
            <text:p>10444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105060" calcext:value-type="float">
            <text:p>105060</text:p>
          </table:table-cell>
          <table:table-cell office:value-type="float" office:value="104449" calcext:value-type="float">
            <text:p>10444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105061" calcext:value-type="float">
            <text:p>105061</text:p>
          </table:table-cell>
          <table:table-cell office:value-type="float" office:value="104460" calcext:value-type="float">
            <text:p>10446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105103" calcext:value-type="float">
            <text:p>105103</text:p>
          </table:table-cell>
          <table:table-cell office:value-type="float" office:value="104461" calcext:value-type="float">
            <text:p>10446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105108" calcext:value-type="float">
            <text:p>105108</text:p>
          </table:table-cell>
          <table:table-cell office:value-type="float" office:value="104466" calcext:value-type="float">
            <text:p>1044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105109" calcext:value-type="float">
            <text:p>105109</text:p>
          </table:table-cell>
          <table:table-cell office:value-type="float" office:value="104471" calcext:value-type="float">
            <text:p>10447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05128" calcext:value-type="float">
            <text:p>105128</text:p>
          </table:table-cell>
          <table:table-cell office:value-type="float" office:value="104476" calcext:value-type="float">
            <text:p>10447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05143" calcext:value-type="float">
            <text:p>105143</text:p>
          </table:table-cell>
          <table:table-cell office:value-type="float" office:value="104482" calcext:value-type="float">
            <text:p>10448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105147" calcext:value-type="float">
            <text:p>105147</text:p>
          </table:table-cell>
          <table:table-cell office:value-type="float" office:value="104511" calcext:value-type="float">
            <text:p>10451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105151" calcext:value-type="float">
            <text:p>105151</text:p>
          </table:table-cell>
          <table:table-cell office:value-type="float" office:value="104513" calcext:value-type="float">
            <text:p>10451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05157" calcext:value-type="float">
            <text:p>105157</text:p>
          </table:table-cell>
          <table:table-cell office:value-type="float" office:value="104537" calcext:value-type="float">
            <text:p>10453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105166" calcext:value-type="float">
            <text:p>105166</text:p>
          </table:table-cell>
          <table:table-cell office:value-type="float" office:value="104548" calcext:value-type="float">
            <text:p>10454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105198" calcext:value-type="float">
            <text:p>105198</text:p>
          </table:table-cell>
          <table:table-cell office:value-type="float" office:value="104552" calcext:value-type="float">
            <text:p>10455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105199" calcext:value-type="float">
            <text:p>105199</text:p>
          </table:table-cell>
          <table:table-cell office:value-type="float" office:value="104553" calcext:value-type="float">
            <text:p>10455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105201" calcext:value-type="float">
            <text:p>105201</text:p>
          </table:table-cell>
          <table:table-cell office:value-type="float" office:value="104555" calcext:value-type="float">
            <text:p>10455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105234" calcext:value-type="float">
            <text:p>105234</text:p>
          </table:table-cell>
          <table:table-cell office:value-type="float" office:value="104591" calcext:value-type="float">
            <text:p>10459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105237" calcext:value-type="float">
            <text:p>105237</text:p>
          </table:table-cell>
          <table:table-cell office:value-type="float" office:value="104612" calcext:value-type="float">
            <text:p>1046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05272" calcext:value-type="float">
            <text:p>105272</text:p>
          </table:table-cell>
          <table:table-cell office:value-type="float" office:value="104629" calcext:value-type="float">
            <text:p>10462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05277" calcext:value-type="float">
            <text:p>105277</text:p>
          </table:table-cell>
          <table:table-cell office:value-type="float" office:value="104636" calcext:value-type="float">
            <text:p>10463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105278" calcext:value-type="float">
            <text:p>105278</text:p>
          </table:table-cell>
          <table:table-cell office:value-type="float" office:value="104637" calcext:value-type="float">
            <text:p>10463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105281" calcext:value-type="float">
            <text:p>105281</text:p>
          </table:table-cell>
          <table:table-cell office:value-type="float" office:value="104653" calcext:value-type="float">
            <text:p>10465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105283" calcext:value-type="float">
            <text:p>105283</text:p>
          </table:table-cell>
          <table:table-cell office:value-type="float" office:value="104768" calcext:value-type="float">
            <text:p>10476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05313" calcext:value-type="float">
            <text:p>105313</text:p>
          </table:table-cell>
          <table:table-cell office:value-type="float" office:value="104776" calcext:value-type="float">
            <text:p>10477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105318" calcext:value-type="float">
            <text:p>105318</text:p>
          </table:table-cell>
          <table:table-cell office:value-type="float" office:value="104790" calcext:value-type="float">
            <text:p>10479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105323" calcext:value-type="float">
            <text:p>105323</text:p>
          </table:table-cell>
          <table:table-cell office:value-type="float" office:value="104794" calcext:value-type="float">
            <text:p>10479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105328" calcext:value-type="float">
            <text:p>105328</text:p>
          </table:table-cell>
          <table:table-cell office:value-type="float" office:value="104796" calcext:value-type="float">
            <text:p>10479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105330" calcext:value-type="float">
            <text:p>105330</text:p>
          </table:table-cell>
          <table:table-cell office:value-type="float" office:value="104807" calcext:value-type="float">
            <text:p>10480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105337" calcext:value-type="float">
            <text:p>105337</text:p>
          </table:table-cell>
          <table:table-cell office:value-type="float" office:value="104815" calcext:value-type="float">
            <text:p>10481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105356" calcext:value-type="float">
            <text:p>105356</text:p>
          </table:table-cell>
          <table:table-cell office:value-type="float" office:value="104817" calcext:value-type="float">
            <text:p>10481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105361" calcext:value-type="float">
            <text:p>105361</text:p>
          </table:table-cell>
          <table:table-cell office:value-type="float" office:value="104821" calcext:value-type="float">
            <text:p>1048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105363" calcext:value-type="float">
            <text:p>105363</text:p>
          </table:table-cell>
          <table:table-cell office:value-type="float" office:value="104824" calcext:value-type="float">
            <text:p>10482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105366" calcext:value-type="float">
            <text:p>105366</text:p>
          </table:table-cell>
          <table:table-cell office:value-type="float" office:value="104826" calcext:value-type="float">
            <text:p>10482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105419" calcext:value-type="float">
            <text:p>105419</text:p>
          </table:table-cell>
          <table:table-cell office:value-type="float" office:value="104828" calcext:value-type="float">
            <text:p>10482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05425" calcext:value-type="float">
            <text:p>105425</text:p>
          </table:table-cell>
          <table:table-cell office:value-type="float" office:value="104830" calcext:value-type="float">
            <text:p>10483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105426" calcext:value-type="float">
            <text:p>105426</text:p>
          </table:table-cell>
          <table:table-cell office:value-type="float" office:value="104895" calcext:value-type="float">
            <text:p>10489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05441" calcext:value-type="float">
            <text:p>105441</text:p>
          </table:table-cell>
          <table:table-cell office:value-type="float" office:value="104903" calcext:value-type="float">
            <text:p>10490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105446" calcext:value-type="float">
            <text:p>105446</text:p>
          </table:table-cell>
          <table:table-cell office:value-type="float" office:value="104910" calcext:value-type="float">
            <text:p>1049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105455" calcext:value-type="float">
            <text:p>105455</text:p>
          </table:table-cell>
          <table:table-cell office:value-type="float" office:value="104918" calcext:value-type="float">
            <text:p>10491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105470" calcext:value-type="float">
            <text:p>105470</text:p>
          </table:table-cell>
          <table:table-cell office:value-type="float" office:value="104922" calcext:value-type="float">
            <text:p>10492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05480" calcext:value-type="float">
            <text:p>105480</text:p>
          </table:table-cell>
          <table:table-cell office:value-type="float" office:value="104924" calcext:value-type="float">
            <text:p>10492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105487" calcext:value-type="float">
            <text:p>105487</text:p>
          </table:table-cell>
          <table:table-cell office:value-type="float" office:value="104925" calcext:value-type="float">
            <text:p>10492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105494" calcext:value-type="float">
            <text:p>105494</text:p>
          </table:table-cell>
          <table:table-cell office:value-type="float" office:value="104926" calcext:value-type="float">
            <text:p>10492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105496" calcext:value-type="float">
            <text:p>105496</text:p>
          </table:table-cell>
          <table:table-cell office:value-type="float" office:value="104930" calcext:value-type="float">
            <text:p>10493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05499" calcext:value-type="float">
            <text:p>105499</text:p>
          </table:table-cell>
          <table:table-cell office:value-type="float" office:value="104933" calcext:value-type="float">
            <text:p>10493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105521" calcext:value-type="float">
            <text:p>105521</text:p>
          </table:table-cell>
          <table:table-cell office:value-type="float" office:value="104934" calcext:value-type="float">
            <text:p>10493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105561" calcext:value-type="float">
            <text:p>105561</text:p>
          </table:table-cell>
          <table:table-cell office:value-type="float" office:value="104942" calcext:value-type="float">
            <text:p>10494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105572" calcext:value-type="float">
            <text:p>105572</text:p>
          </table:table-cell>
          <table:table-cell office:value-type="float" office:value="104949" calcext:value-type="float">
            <text:p>10494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105577" calcext:value-type="float">
            <text:p>105577</text:p>
          </table:table-cell>
          <table:table-cell office:value-type="float" office:value="104950" calcext:value-type="float">
            <text:p>10495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105594" calcext:value-type="float">
            <text:p>105594</text:p>
          </table:table-cell>
          <table:table-cell office:value-type="float" office:value="104951" calcext:value-type="float">
            <text:p>10495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105599" calcext:value-type="float">
            <text:p>105599</text:p>
          </table:table-cell>
          <table:table-cell office:value-type="float" office:value="104957" calcext:value-type="float">
            <text:p>10495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105609" calcext:value-type="float">
            <text:p>105609</text:p>
          </table:table-cell>
          <table:table-cell office:value-type="float" office:value="105025" calcext:value-type="float">
            <text:p>10502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05614" calcext:value-type="float">
            <text:p>105614</text:p>
          </table:table-cell>
          <table:table-cell office:value-type="float" office:value="105032" calcext:value-type="float">
            <text:p>10503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105617" calcext:value-type="float">
            <text:p>105617</text:p>
          </table:table-cell>
          <table:table-cell office:value-type="float" office:value="105048" calcext:value-type="float">
            <text:p>10504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105618" calcext:value-type="float">
            <text:p>105618</text:p>
          </table:table-cell>
          <table:table-cell office:value-type="float" office:value="105051" calcext:value-type="float">
            <text:p>10505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105629" calcext:value-type="float">
            <text:p>105629</text:p>
          </table:table-cell>
          <table:table-cell office:value-type="float" office:value="105057" calcext:value-type="float">
            <text:p>10505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105645" calcext:value-type="float">
            <text:p>105645</text:p>
          </table:table-cell>
          <table:table-cell office:value-type="float" office:value="105059" calcext:value-type="float">
            <text:p>10505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105650" calcext:value-type="float">
            <text:p>105650</text:p>
          </table:table-cell>
          <table:table-cell office:value-type="float" office:value="105070" calcext:value-type="float">
            <text:p>10507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105655" calcext:value-type="float">
            <text:p>105655</text:p>
          </table:table-cell>
          <table:table-cell office:value-type="float" office:value="105081" calcext:value-type="float">
            <text:p>10508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105660" calcext:value-type="float">
            <text:p>105660</text:p>
          </table:table-cell>
          <table:table-cell office:value-type="float" office:value="105107" calcext:value-type="float">
            <text:p>10510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105664" calcext:value-type="float">
            <text:p>105664</text:p>
          </table:table-cell>
          <table:table-cell office:value-type="float" office:value="105121" calcext:value-type="float">
            <text:p>10512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105668" calcext:value-type="float">
            <text:p>105668</text:p>
          </table:table-cell>
          <table:table-cell office:value-type="float" office:value="105129" calcext:value-type="float">
            <text:p>10512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105673" calcext:value-type="float">
            <text:p>105673</text:p>
          </table:table-cell>
          <table:table-cell office:value-type="float" office:value="105131" calcext:value-type="float">
            <text:p>1051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05710" calcext:value-type="float">
            <text:p>105710</text:p>
          </table:table-cell>
          <table:table-cell office:value-type="float" office:value="105134" calcext:value-type="float">
            <text:p>1051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105743" calcext:value-type="float">
            <text:p>105743</text:p>
          </table:table-cell>
          <table:table-cell office:value-type="float" office:value="105135" calcext:value-type="float">
            <text:p>10513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105747" calcext:value-type="float">
            <text:p>105747</text:p>
          </table:table-cell>
          <table:table-cell office:value-type="float" office:value="105136" calcext:value-type="float">
            <text:p>10513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105755" calcext:value-type="float">
            <text:p>105755</text:p>
          </table:table-cell>
          <table:table-cell office:value-type="float" office:value="105144" calcext:value-type="float">
            <text:p>1051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105762" calcext:value-type="float">
            <text:p>105762</text:p>
          </table:table-cell>
          <table:table-cell office:value-type="float" office:value="105150" calcext:value-type="float">
            <text:p>105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05763" calcext:value-type="float">
            <text:p>105763</text:p>
          </table:table-cell>
          <table:table-cell office:value-type="float" office:value="105152" calcext:value-type="float">
            <text:p>1051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05764" calcext:value-type="float">
            <text:p>105764</text:p>
          </table:table-cell>
          <table:table-cell office:value-type="float" office:value="105157" calcext:value-type="float">
            <text:p>10515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105766" calcext:value-type="float">
            <text:p>105766</text:p>
          </table:table-cell>
          <table:table-cell office:value-type="float" office:value="105166" calcext:value-type="float">
            <text:p>1051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105768" calcext:value-type="float">
            <text:p>105768</text:p>
          </table:table-cell>
          <table:table-cell office:value-type="float" office:value="105276" calcext:value-type="float">
            <text:p>10527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105769" calcext:value-type="float">
            <text:p>105769</text:p>
          </table:table-cell>
          <table:table-cell office:value-type="float" office:value="105282" calcext:value-type="float">
            <text:p>10528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105789" calcext:value-type="float">
            <text:p>105789</text:p>
          </table:table-cell>
          <table:table-cell office:value-type="float" office:value="105287" calcext:value-type="float">
            <text:p>10528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05803" calcext:value-type="float">
            <text:p>105803</text:p>
          </table:table-cell>
          <table:table-cell office:value-type="float" office:value="105288" calcext:value-type="float">
            <text:p>10528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105804" calcext:value-type="float">
            <text:p>105804</text:p>
          </table:table-cell>
          <table:table-cell office:value-type="float" office:value="105289" calcext:value-type="float">
            <text:p>10528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105808" calcext:value-type="float">
            <text:p>105808</text:p>
          </table:table-cell>
          <table:table-cell office:value-type="float" office:value="105300" calcext:value-type="float">
            <text:p>10530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105810" calcext:value-type="float">
            <text:p>105810</text:p>
          </table:table-cell>
          <table:table-cell office:value-type="float" office:value="105317" calcext:value-type="float">
            <text:p>10531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105813" calcext:value-type="float">
            <text:p>105813</text:p>
          </table:table-cell>
          <table:table-cell office:value-type="float" office:value="105326" calcext:value-type="float">
            <text:p>10532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105815" calcext:value-type="float">
            <text:p>105815</text:p>
          </table:table-cell>
          <table:table-cell office:value-type="float" office:value="105333" calcext:value-type="float">
            <text:p>10533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105816" calcext:value-type="float">
            <text:p>105816</text:p>
          </table:table-cell>
          <table:table-cell office:value-type="float" office:value="105334" calcext:value-type="float">
            <text:p>10533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105828" calcext:value-type="float">
            <text:p>105828</text:p>
          </table:table-cell>
          <table:table-cell office:value-type="float" office:value="105335" calcext:value-type="float">
            <text:p>10533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105831" calcext:value-type="float">
            <text:p>105831</text:p>
          </table:table-cell>
          <table:table-cell office:value-type="float" office:value="105342" calcext:value-type="float">
            <text:p>10534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105834" calcext:value-type="float">
            <text:p>105834</text:p>
          </table:table-cell>
          <table:table-cell office:value-type="float" office:value="105344" calcext:value-type="float">
            <text:p>10534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105843" calcext:value-type="float">
            <text:p>105843</text:p>
          </table:table-cell>
          <table:table-cell office:value-type="float" office:value="105352" calcext:value-type="float">
            <text:p>10535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105844" calcext:value-type="float">
            <text:p>105844</text:p>
          </table:table-cell>
          <table:table-cell office:value-type="float" office:value="105353" calcext:value-type="float">
            <text:p>10535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105851" calcext:value-type="float">
            <text:p>105851</text:p>
          </table:table-cell>
          <table:table-cell office:value-type="float" office:value="105354" calcext:value-type="float">
            <text:p>10535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105865" calcext:value-type="float">
            <text:p>105865</text:p>
          </table:table-cell>
          <table:table-cell office:value-type="float" office:value="105361" calcext:value-type="float">
            <text:p>10536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105869" calcext:value-type="float">
            <text:p>105869</text:p>
          </table:table-cell>
          <table:table-cell office:value-type="float" office:value="105365" calcext:value-type="float">
            <text:p>1053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105871" calcext:value-type="float">
            <text:p>105871</text:p>
          </table:table-cell>
          <table:table-cell office:value-type="float" office:value="105390" calcext:value-type="float">
            <text:p>10539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105876" calcext:value-type="float">
            <text:p>105876</text:p>
          </table:table-cell>
          <table:table-cell office:value-type="float" office:value="105395" calcext:value-type="float">
            <text:p>10539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105881" calcext:value-type="float">
            <text:p>105881</text:p>
          </table:table-cell>
          <table:table-cell office:value-type="float" office:value="105400" calcext:value-type="float">
            <text:p>1054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105888" calcext:value-type="float">
            <text:p>105888</text:p>
          </table:table-cell>
          <table:table-cell office:value-type="float" office:value="105404" calcext:value-type="float">
            <text:p>10540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105891" calcext:value-type="float">
            <text:p>105891</text:p>
          </table:table-cell>
          <table:table-cell office:value-type="float" office:value="105471" calcext:value-type="float">
            <text:p>10547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105901" calcext:value-type="float">
            <text:p>105901</text:p>
          </table:table-cell>
          <table:table-cell office:value-type="float" office:value="105474" calcext:value-type="float">
            <text:p>10547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105907" calcext:value-type="float">
            <text:p>105907</text:p>
          </table:table-cell>
          <table:table-cell office:value-type="float" office:value="105477" calcext:value-type="float">
            <text:p>10547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105932" calcext:value-type="float">
            <text:p>105932</text:p>
          </table:table-cell>
          <table:table-cell office:value-type="float" office:value="105479" calcext:value-type="float">
            <text:p>10547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float" office:value="105934" calcext:value-type="float">
            <text:p>105934</text:p>
          </table:table-cell>
          <table:table-cell office:value-type="float" office:value="105484" calcext:value-type="float">
            <text:p>10548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105946" calcext:value-type="float">
            <text:p>105946</text:p>
          </table:table-cell>
          <table:table-cell office:value-type="float" office:value="105487" calcext:value-type="float">
            <text:p>10548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105950" calcext:value-type="float">
            <text:p>105950</text:p>
          </table:table-cell>
          <table:table-cell office:value-type="float" office:value="105489" calcext:value-type="float">
            <text:p>10548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105962" calcext:value-type="float">
            <text:p>105962</text:p>
          </table:table-cell>
          <table:table-cell office:value-type="float" office:value="105506" calcext:value-type="float">
            <text:p>10550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105964" calcext:value-type="float">
            <text:p>105964</text:p>
          </table:table-cell>
          <table:table-cell office:value-type="float" office:value="105510" calcext:value-type="float">
            <text:p>10551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105973" calcext:value-type="float">
            <text:p>105973</text:p>
          </table:table-cell>
          <table:table-cell office:value-type="float" office:value="105514" calcext:value-type="float">
            <text:p>10551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05974" calcext:value-type="float">
            <text:p>105974</text:p>
          </table:table-cell>
          <table:table-cell office:value-type="float" office:value="105520" calcext:value-type="float">
            <text:p>10552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105977" calcext:value-type="float">
            <text:p>105977</text:p>
          </table:table-cell>
          <table:table-cell office:value-type="float" office:value="105540" calcext:value-type="float">
            <text:p>10554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105985" calcext:value-type="float">
            <text:p>105985</text:p>
          </table:table-cell>
          <table:table-cell office:value-type="float" office:value="105544" calcext:value-type="float">
            <text:p>10554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105993" calcext:value-type="float">
            <text:p>105993</text:p>
          </table:table-cell>
          <table:table-cell office:value-type="float" office:value="105620" calcext:value-type="float">
            <text:p>10562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105996" calcext:value-type="float">
            <text:p>105996</text:p>
          </table:table-cell>
          <table:table-cell office:value-type="float" office:value="105646" calcext:value-type="float">
            <text:p>10564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106023" calcext:value-type="float">
            <text:p>106023</text:p>
          </table:table-cell>
          <table:table-cell office:value-type="float" office:value="105689" calcext:value-type="float">
            <text:p>10568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106029" calcext:value-type="float">
            <text:p>106029</text:p>
          </table:table-cell>
          <table:table-cell office:value-type="float" office:value="105702" calcext:value-type="float">
            <text:p>10570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106030" calcext:value-type="float">
            <text:p>106030</text:p>
          </table:table-cell>
          <table:table-cell office:value-type="float" office:value="105705" calcext:value-type="float">
            <text:p>1057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106042" calcext:value-type="float">
            <text:p>106042</text:p>
          </table:table-cell>
          <table:table-cell office:value-type="float" office:value="105711" calcext:value-type="float">
            <text:p>10571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106050" calcext:value-type="float">
            <text:p>106050</text:p>
          </table:table-cell>
          <table:table-cell office:value-type="float" office:value="105749" calcext:value-type="float">
            <text:p>10574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106055" calcext:value-type="float">
            <text:p>106055</text:p>
          </table:table-cell>
          <table:table-cell office:value-type="float" office:value="105771" calcext:value-type="float">
            <text:p>10577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106063" calcext:value-type="float">
            <text:p>106063</text:p>
          </table:table-cell>
          <table:table-cell office:value-type="float" office:value="105776" calcext:value-type="float">
            <text:p>10577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106074" calcext:value-type="float">
            <text:p>106074</text:p>
          </table:table-cell>
          <table:table-cell office:value-type="float" office:value="105779" calcext:value-type="float">
            <text:p>10577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106098" calcext:value-type="float">
            <text:p>106098</text:p>
          </table:table-cell>
          <table:table-cell office:value-type="float" office:value="105783" calcext:value-type="float">
            <text:p>10578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106106" calcext:value-type="float">
            <text:p>106106</text:p>
          </table:table-cell>
          <table:table-cell office:value-type="float" office:value="105784" calcext:value-type="float">
            <text:p>10578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106109" calcext:value-type="float">
            <text:p>106109</text:p>
          </table:table-cell>
          <table:table-cell office:value-type="float" office:value="105784" calcext:value-type="float">
            <text:p>10578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106112" calcext:value-type="float">
            <text:p>106112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/>
          <table:table-cell office:value-type="float" office:value="106112" calcext:value-type="float">
            <text:p>106112</text:p>
          </table:table-cell>
          <table:table-cell office:value-type="float" office:value="354" calcext:value-type="float">
            <text:p>3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02:26:43.7864762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2:00:52.297899816</meta:creation-date>
    <meta:generator>LibreOffice/6.0.7.3$Linux_X86_64 LibreOffice_project/00m0$Build-3</meta:generator>
    <dc:date>2019-04-01T02:33:28.641101729</dc:date>
    <meta:editing-duration>PT10M37S</meta:editing-duration>
    <meta:editing-cycles>2</meta:editing-cycles>
    <meta:document-statistic meta:table-count="1" meta:cell-count="1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6.838cm" svg:y="0.316cm" chart:style-name="ch2">
          <text:p>MDG-a_21</text:p>
        </chart:title>
        <chart:legend chart:legend-position="end" svg:x="10.304cm" svg:y="3.954cm" style:legend-expansion="high" chart:style-name="ch3"/>
        <chart:plot-area chart:style-name="ch4" table:cell-range-address="Hoja1.B2:Hoja1.C354" chart:data-source-has-labels="row" svg:x="1.33cm" svg:y="1.275cm" svg:width="8.655cm" svg:height="6.569cm">
          <chartooo:coordinate-region svg:x="2.507cm" svg:y="1.395cm" svg:width="7.152cm" svg:height="5.446cm"/>
          <chart:axis chart:dimension="x" chart:name="primary-x" chart:style-name="ch5">
            <chart:title svg:x="4.806cm" svg:y="8.024cm" chart:style-name="ch6">
              <text:p>Iteraciones</text:p>
            </chart:title>
          </chart:axis>
          <chart:axis chart:dimension="y" chart:name="primary-y" chart:style-name="ch5">
            <chart:title svg:x="0.451cm" svg:y="5.04cm" chart:style-name="ch7">
              <text:p>Coste</text:p>
            </chart:title>
            <chart:grid chart:style-name="ch8" chart:class="major"/>
          </chart:axis>
          <chart:series chart:style-name="ch9" chart:values-cell-range-address="Hoja1.B3:Hoja1.B354" chart:label-cell-address="Hoja1.B2:Hoja1.B2" chart:class="chart:line">
            <chart:data-point chart:repeated="352"/>
          </chart:series>
          <chart:series chart:style-name="ch10" chart:values-cell-range-address="Hoja1.C3:Hoja1.C354" chart:label-cell-address="Hoja1.C2:Hoja1.C2" chart:class="chart:line">
            <chart:data-point chart:repeated="3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úsqueda local determinista</text:p>
                <draw:g>
                  <svg:desc>Hoja1.B2:Hoja1.B2</svg:desc>
                </draw:g>
              </table:table-cell>
              <table:table-cell office:value-type="string">
                <text:p>Búsqueda local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736">
                <text:p>99736</text:p>
                <draw:g>
                  <svg:desc>Hoja1.B3:Hoja1.B354</svg:desc>
                </draw:g>
              </table:table-cell>
              <table:table-cell office:value-type="float" office:value="99074">
                <text:p>99074</text:p>
                <draw:g>
                  <svg:desc>Hoja1.C3:Hoja1.C3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757">
                <text:p>99757</text:p>
              </table:table-cell>
              <table:table-cell office:value-type="float" office:value="99143">
                <text:p>99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769">
                <text:p>99769</text:p>
              </table:table-cell>
              <table:table-cell office:value-type="float" office:value="99146">
                <text:p>9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784">
                <text:p>99784</text:p>
              </table:table-cell>
              <table:table-cell office:value-type="float" office:value="99170">
                <text:p>99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814">
                <text:p>99814</text:p>
              </table:table-cell>
              <table:table-cell office:value-type="float" office:value="99195">
                <text:p>99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30">
                <text:p>99830</text:p>
              </table:table-cell>
              <table:table-cell office:value-type="float" office:value="99261">
                <text:p>99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35">
                <text:p>99835</text:p>
              </table:table-cell>
              <table:table-cell office:value-type="float" office:value="99267">
                <text:p>99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63">
                <text:p>99863</text:p>
              </table:table-cell>
              <table:table-cell office:value-type="float" office:value="99288">
                <text:p>99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05">
                <text:p>99905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16">
                <text:p>99916</text:p>
              </table:table-cell>
              <table:table-cell office:value-type="float" office:value="99304">
                <text:p>99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995">
                <text:p>99995</text:p>
              </table:table-cell>
              <table:table-cell office:value-type="float" office:value="99343">
                <text:p>99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99">
                <text:p>99999</text:p>
              </table:table-cell>
              <table:table-cell office:value-type="float" office:value="99433">
                <text:p>99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8">
                <text:p>100008</text:p>
              </table:table-cell>
              <table:table-cell office:value-type="float" office:value="99449">
                <text:p>9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32">
                <text:p>100032</text:p>
              </table:table-cell>
              <table:table-cell office:value-type="float" office:value="99457">
                <text:p>99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116">
                <text:p>100116</text:p>
              </table:table-cell>
              <table:table-cell office:value-type="float" office:value="99536">
                <text:p>99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201">
                <text:p>100201</text:p>
              </table:table-cell>
              <table:table-cell office:value-type="float" office:value="99554">
                <text:p>99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213">
                <text:p>100213</text:p>
              </table:table-cell>
              <table:table-cell office:value-type="float" office:value="99562">
                <text:p>99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234">
                <text:p>100234</text:p>
              </table:table-cell>
              <table:table-cell office:value-type="float" office:value="99594">
                <text:p>99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236">
                <text:p>100236</text:p>
              </table:table-cell>
              <table:table-cell office:value-type="float" office:value="99660">
                <text:p>996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261">
                <text:p>100261</text:p>
              </table:table-cell>
              <table:table-cell office:value-type="float" office:value="99668">
                <text:p>99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311">
                <text:p>100311</text:p>
              </table:table-cell>
              <table:table-cell office:value-type="float" office:value="99748">
                <text:p>9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20">
                <text:p>100320</text:p>
              </table:table-cell>
              <table:table-cell office:value-type="float" office:value="99771">
                <text:p>99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336">
                <text:p>100336</text:p>
              </table:table-cell>
              <table:table-cell office:value-type="float" office:value="99774">
                <text:p>99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383">
                <text:p>100383</text:p>
              </table:table-cell>
              <table:table-cell office:value-type="float" office:value="99781">
                <text:p>99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413">
                <text:p>100413</text:p>
              </table:table-cell>
              <table:table-cell office:value-type="float" office:value="99860">
                <text:p>998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541">
                <text:p>100541</text:p>
              </table:table-cell>
              <table:table-cell office:value-type="float" office:value="99883">
                <text:p>99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586">
                <text:p>100586</text:p>
              </table:table-cell>
              <table:table-cell office:value-type="float" office:value="99902">
                <text:p>99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618">
                <text:p>100618</text:p>
              </table:table-cell>
              <table:table-cell office:value-type="float" office:value="99950">
                <text:p>999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712">
                <text:p>100712</text:p>
              </table:table-cell>
              <table:table-cell office:value-type="float" office:value="99954">
                <text:p>99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715">
                <text:p>100715</text:p>
              </table:table-cell>
              <table:table-cell office:value-type="float" office:value="100041">
                <text:p>100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752">
                <text:p>100752</text:p>
              </table:table-cell>
              <table:table-cell office:value-type="float" office:value="100072">
                <text:p>100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800">
                <text:p>100800</text:p>
              </table:table-cell>
              <table:table-cell office:value-type="float" office:value="100099">
                <text:p>100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939">
                <text:p>100939</text:p>
              </table:table-cell>
              <table:table-cell office:value-type="float" office:value="100191">
                <text:p>100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949">
                <text:p>100949</text:p>
              </table:table-cell>
              <table:table-cell office:value-type="float" office:value="100209">
                <text:p>100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981">
                <text:p>100981</text:p>
              </table:table-cell>
              <table:table-cell office:value-type="float" office:value="100214">
                <text:p>100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027">
                <text:p>101027</text:p>
              </table:table-cell>
              <table:table-cell office:value-type="float" office:value="100242">
                <text:p>100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037">
                <text:p>101037</text:p>
              </table:table-cell>
              <table:table-cell office:value-type="float" office:value="100294">
                <text:p>100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070">
                <text:p>101070</text:p>
              </table:table-cell>
              <table:table-cell office:value-type="float" office:value="100389">
                <text:p>100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218">
                <text:p>101218</text:p>
              </table:table-cell>
              <table:table-cell office:value-type="float" office:value="100408">
                <text:p>100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245">
                <text:p>101245</text:p>
              </table:table-cell>
              <table:table-cell office:value-type="float" office:value="100428">
                <text:p>100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250">
                <text:p>101250</text:p>
              </table:table-cell>
              <table:table-cell office:value-type="float" office:value="100450">
                <text:p>100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252">
                <text:p>101252</text:p>
              </table:table-cell>
              <table:table-cell office:value-type="float" office:value="100453">
                <text:p>100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278">
                <text:p>101278</text:p>
              </table:table-cell>
              <table:table-cell office:value-type="float" office:value="100470">
                <text:p>1004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288">
                <text:p>101288</text:p>
              </table:table-cell>
              <table:table-cell office:value-type="float" office:value="100563">
                <text:p>10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300">
                <text:p>101300</text:p>
              </table:table-cell>
              <table:table-cell office:value-type="float" office:value="100582">
                <text:p>100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302">
                <text:p>101302</text:p>
              </table:table-cell>
              <table:table-cell office:value-type="float" office:value="100676">
                <text:p>100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341">
                <text:p>101341</text:p>
              </table:table-cell>
              <table:table-cell office:value-type="float" office:value="100688">
                <text:p>100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390">
                <text:p>101390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400">
                <text:p>101400</text:p>
              </table:table-cell>
              <table:table-cell office:value-type="float" office:value="100697">
                <text:p>100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411">
                <text:p>101411</text:p>
              </table:table-cell>
              <table:table-cell office:value-type="float" office:value="100804">
                <text:p>1008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468">
                <text:p>101468</text:p>
              </table:table-cell>
              <table:table-cell office:value-type="float" office:value="100805">
                <text:p>100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476">
                <text:p>101476</text:p>
              </table:table-cell>
              <table:table-cell office:value-type="float" office:value="100806">
                <text:p>100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563">
                <text:p>101563</text:p>
              </table:table-cell>
              <table:table-cell office:value-type="float" office:value="100912">
                <text:p>100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575">
                <text:p>101575</text:p>
              </table:table-cell>
              <table:table-cell office:value-type="float" office:value="100913">
                <text:p>1009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633">
                <text:p>101633</text:p>
              </table:table-cell>
              <table:table-cell office:value-type="float" office:value="100924">
                <text:p>100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705">
                <text:p>101705</text:p>
              </table:table-cell>
              <table:table-cell office:value-type="float" office:value="100990">
                <text:p>1009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736">
                <text:p>101736</text:p>
              </table:table-cell>
              <table:table-cell office:value-type="float" office:value="101094">
                <text:p>101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793">
                <text:p>101793</text:p>
              </table:table-cell>
              <table:table-cell office:value-type="float" office:value="101124">
                <text:p>101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846">
                <text:p>101846</text:p>
              </table:table-cell>
              <table:table-cell office:value-type="float" office:value="101126">
                <text:p>101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903">
                <text:p>101903</text:p>
              </table:table-cell>
              <table:table-cell office:value-type="float" office:value="101127">
                <text:p>101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938">
                <text:p>101938</text:p>
              </table:table-cell>
              <table:table-cell office:value-type="float" office:value="101131">
                <text:p>101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947">
                <text:p>101947</text:p>
              </table:table-cell>
              <table:table-cell office:value-type="float" office:value="101146">
                <text:p>101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011">
                <text:p>102011</text:p>
              </table:table-cell>
              <table:table-cell office:value-type="float" office:value="101184">
                <text:p>101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017">
                <text:p>102017</text:p>
              </table:table-cell>
              <table:table-cell office:value-type="float" office:value="101190">
                <text:p>1011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048">
                <text:p>102048</text:p>
              </table:table-cell>
              <table:table-cell office:value-type="float" office:value="101221">
                <text:p>101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084">
                <text:p>102084</text:p>
              </table:table-cell>
              <table:table-cell office:value-type="float" office:value="101226">
                <text:p>101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143">
                <text:p>102143</text:p>
              </table:table-cell>
              <table:table-cell office:value-type="float" office:value="101238">
                <text:p>101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214">
                <text:p>102214</text:p>
              </table:table-cell>
              <table:table-cell office:value-type="float" office:value="101242">
                <text:p>101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276">
                <text:p>102276</text:p>
              </table:table-cell>
              <table:table-cell office:value-type="float" office:value="101243">
                <text:p>101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284">
                <text:p>102284</text:p>
              </table:table-cell>
              <table:table-cell office:value-type="float" office:value="101250">
                <text:p>1012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352">
                <text:p>102352</text:p>
              </table:table-cell>
              <table:table-cell office:value-type="float" office:value="101253">
                <text:p>101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370">
                <text:p>102370</text:p>
              </table:table-cell>
              <table:table-cell office:value-type="float" office:value="101277">
                <text:p>101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426">
                <text:p>102426</text:p>
              </table:table-cell>
              <table:table-cell office:value-type="float" office:value="101283">
                <text:p>101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437">
                <text:p>102437</text:p>
              </table:table-cell>
              <table:table-cell office:value-type="float" office:value="101286">
                <text:p>101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485">
                <text:p>102485</text:p>
              </table:table-cell>
              <table:table-cell office:value-type="float" office:value="101291">
                <text:p>101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490">
                <text:p>102490</text:p>
              </table:table-cell>
              <table:table-cell office:value-type="float" office:value="101297">
                <text:p>101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538">
                <text:p>102538</text:p>
              </table:table-cell>
              <table:table-cell office:value-type="float" office:value="101381">
                <text:p>101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551">
                <text:p>102551</text:p>
              </table:table-cell>
              <table:table-cell office:value-type="float" office:value="101392">
                <text:p>101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554">
                <text:p>102554</text:p>
              </table:table-cell>
              <table:table-cell office:value-type="float" office:value="101396">
                <text:p>101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608">
                <text:p>102608</text:p>
              </table:table-cell>
              <table:table-cell office:value-type="float" office:value="101453">
                <text:p>1014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616">
                <text:p>102616</text:p>
              </table:table-cell>
              <table:table-cell office:value-type="float" office:value="101455">
                <text:p>101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618">
                <text:p>102618</text:p>
              </table:table-cell>
              <table:table-cell office:value-type="float" office:value="101459">
                <text:p>101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627">
                <text:p>102627</text:p>
              </table:table-cell>
              <table:table-cell office:value-type="float" office:value="101477">
                <text:p>101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630">
                <text:p>102630</text:p>
              </table:table-cell>
              <table:table-cell office:value-type="float" office:value="101478">
                <text:p>10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646">
                <text:p>102646</text:p>
              </table:table-cell>
              <table:table-cell office:value-type="float" office:value="101561">
                <text:p>1015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661">
                <text:p>102661</text:p>
              </table:table-cell>
              <table:table-cell office:value-type="float" office:value="101569">
                <text:p>1015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697">
                <text:p>102697</text:p>
              </table:table-cell>
              <table:table-cell office:value-type="float" office:value="101571">
                <text:p>101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700">
                <text:p>102700</text:p>
              </table:table-cell>
              <table:table-cell office:value-type="float" office:value="101645">
                <text:p>101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710">
                <text:p>102710</text:p>
              </table:table-cell>
              <table:table-cell office:value-type="float" office:value="101717">
                <text:p>101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721">
                <text:p>102721</text:p>
              </table:table-cell>
              <table:table-cell office:value-type="float" office:value="101725">
                <text:p>101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770">
                <text:p>102770</text:p>
              </table:table-cell>
              <table:table-cell office:value-type="float" office:value="101755">
                <text:p>101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788">
                <text:p>102788</text:p>
              </table:table-cell>
              <table:table-cell office:value-type="float" office:value="101823">
                <text:p>1018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796">
                <text:p>102796</text:p>
              </table:table-cell>
              <table:table-cell office:value-type="float" office:value="101838">
                <text:p>101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833">
                <text:p>102833</text:p>
              </table:table-cell>
              <table:table-cell office:value-type="float" office:value="101840">
                <text:p>1018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837">
                <text:p>102837</text:p>
              </table:table-cell>
              <table:table-cell office:value-type="float" office:value="101899">
                <text:p>101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89">
                <text:p>102889</text:p>
              </table:table-cell>
              <table:table-cell office:value-type="float" office:value="101954">
                <text:p>1019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943">
                <text:p>102943</text:p>
              </table:table-cell>
              <table:table-cell office:value-type="float" office:value="101956">
                <text:p>101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972">
                <text:p>102972</text:p>
              </table:table-cell>
              <table:table-cell office:value-type="float" office:value="101978">
                <text:p>1019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982">
                <text:p>102982</text:p>
              </table:table-cell>
              <table:table-cell office:value-type="float" office:value="102028">
                <text:p>102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996">
                <text:p>102996</text:p>
              </table:table-cell>
              <table:table-cell office:value-type="float" office:value="102037">
                <text:p>1020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004">
                <text:p>103004</text:p>
              </table:table-cell>
              <table:table-cell office:value-type="float" office:value="102044">
                <text:p>1020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015">
                <text:p>103015</text:p>
              </table:table-cell>
              <table:table-cell office:value-type="float" office:value="102048">
                <text:p>1020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23">
                <text:p>103023</text:p>
              </table:table-cell>
              <table:table-cell office:value-type="float" office:value="102058">
                <text:p>102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54">
                <text:p>103054</text:p>
              </table:table-cell>
              <table:table-cell office:value-type="float" office:value="102059">
                <text:p>1020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091">
                <text:p>103091</text:p>
              </table:table-cell>
              <table:table-cell office:value-type="float" office:value="102062">
                <text:p>1020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092">
                <text:p>103092</text:p>
              </table:table-cell>
              <table:table-cell office:value-type="float" office:value="102129">
                <text:p>102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109">
                <text:p>103109</text:p>
              </table:table-cell>
              <table:table-cell office:value-type="float" office:value="102178">
                <text:p>1021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121">
                <text:p>103121</text:p>
              </table:table-cell>
              <table:table-cell office:value-type="float" office:value="102181">
                <text:p>102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159">
                <text:p>103159</text:p>
              </table:table-cell>
              <table:table-cell office:value-type="float" office:value="102201">
                <text:p>102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164">
                <text:p>103164</text:p>
              </table:table-cell>
              <table:table-cell office:value-type="float" office:value="102241">
                <text:p>102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197">
                <text:p>103197</text:p>
              </table:table-cell>
              <table:table-cell office:value-type="float" office:value="102294">
                <text:p>1022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201">
                <text:p>103201</text:p>
              </table:table-cell>
              <table:table-cell office:value-type="float" office:value="102301">
                <text:p>1023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213">
                <text:p>103213</text:p>
              </table:table-cell>
              <table:table-cell office:value-type="float" office:value="102315">
                <text:p>1023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222">
                <text:p>103222</text:p>
              </table:table-cell>
              <table:table-cell office:value-type="float" office:value="102317">
                <text:p>102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244">
                <text:p>103244</text:p>
              </table:table-cell>
              <table:table-cell office:value-type="float" office:value="102367">
                <text:p>1023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248">
                <text:p>103248</text:p>
              </table:table-cell>
              <table:table-cell office:value-type="float" office:value="102419">
                <text:p>102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3254">
                <text:p>103254</text:p>
              </table:table-cell>
              <table:table-cell office:value-type="float" office:value="102420">
                <text:p>1024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286">
                <text:p>103286</text:p>
              </table:table-cell>
              <table:table-cell office:value-type="float" office:value="102435">
                <text:p>102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309">
                <text:p>103309</text:p>
              </table:table-cell>
              <table:table-cell office:value-type="float" office:value="102491">
                <text:p>102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3356">
                <text:p>103356</text:p>
              </table:table-cell>
              <table:table-cell office:value-type="float" office:value="102542">
                <text:p>102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362">
                <text:p>103362</text:p>
              </table:table-cell>
              <table:table-cell office:value-type="float" office:value="102544">
                <text:p>1025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3368">
                <text:p>103368</text:p>
              </table:table-cell>
              <table:table-cell office:value-type="float" office:value="102557">
                <text:p>102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374">
                <text:p>103374</text:p>
              </table:table-cell>
              <table:table-cell office:value-type="float" office:value="102558">
                <text:p>1025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416">
                <text:p>103416</text:p>
              </table:table-cell>
              <table:table-cell office:value-type="float" office:value="102562">
                <text:p>1025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424">
                <text:p>103424</text:p>
              </table:table-cell>
              <table:table-cell office:value-type="float" office:value="102571">
                <text:p>102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3432">
                <text:p>103432</text:p>
              </table:table-cell>
              <table:table-cell office:value-type="float" office:value="102620">
                <text:p>1026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3438">
                <text:p>103438</text:p>
              </table:table-cell>
              <table:table-cell office:value-type="float" office:value="102621">
                <text:p>1026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504">
                <text:p>103504</text:p>
              </table:table-cell>
              <table:table-cell office:value-type="float" office:value="102628">
                <text:p>1026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526">
                <text:p>103526</text:p>
              </table:table-cell>
              <table:table-cell office:value-type="float" office:value="102629">
                <text:p>1026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644">
                <text:p>103644</text:p>
              </table:table-cell>
              <table:table-cell office:value-type="float" office:value="102677">
                <text:p>1026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657">
                <text:p>103657</text:p>
              </table:table-cell>
              <table:table-cell office:value-type="float" office:value="102681">
                <text:p>102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736">
                <text:p>103736</text:p>
              </table:table-cell>
              <table:table-cell office:value-type="float" office:value="102684">
                <text:p>102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759">
                <text:p>103759</text:p>
              </table:table-cell>
              <table:table-cell office:value-type="float" office:value="102686">
                <text:p>1026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3803">
                <text:p>103803</text:p>
              </table:table-cell>
              <table:table-cell office:value-type="float" office:value="102687">
                <text:p>102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851">
                <text:p>103851</text:p>
              </table:table-cell>
              <table:table-cell office:value-type="float" office:value="102699">
                <text:p>102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861">
                <text:p>103861</text:p>
              </table:table-cell>
              <table:table-cell office:value-type="float" office:value="102700">
                <text:p>1027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868">
                <text:p>103868</text:p>
              </table:table-cell>
              <table:table-cell office:value-type="float" office:value="102758">
                <text:p>1027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874">
                <text:p>103874</text:p>
              </table:table-cell>
              <table:table-cell office:value-type="float" office:value="102806">
                <text:p>102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881">
                <text:p>103881</text:p>
              </table:table-cell>
              <table:table-cell office:value-type="float" office:value="102810">
                <text:p>1028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888">
                <text:p>103888</text:p>
              </table:table-cell>
              <table:table-cell office:value-type="float" office:value="102826">
                <text:p>1028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3897">
                <text:p>103897</text:p>
              </table:table-cell>
              <table:table-cell office:value-type="float" office:value="102854">
                <text:p>1028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903">
                <text:p>103903</text:p>
              </table:table-cell>
              <table:table-cell office:value-type="float" office:value="102859">
                <text:p>102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955">
                <text:p>103955</text:p>
              </table:table-cell>
              <table:table-cell office:value-type="float" office:value="102862">
                <text:p>102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965">
                <text:p>103965</text:p>
              </table:table-cell>
              <table:table-cell office:value-type="float" office:value="102864">
                <text:p>102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021">
                <text:p>104021</text:p>
              </table:table-cell>
              <table:table-cell office:value-type="float" office:value="102879">
                <text:p>1028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023">
                <text:p>104023</text:p>
              </table:table-cell>
              <table:table-cell office:value-type="float" office:value="102880">
                <text:p>1028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024">
                <text:p>104024</text:p>
              </table:table-cell>
              <table:table-cell office:value-type="float" office:value="102889">
                <text:p>102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043">
                <text:p>104043</text:p>
              </table:table-cell>
              <table:table-cell office:value-type="float" office:value="102954">
                <text:p>1029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4058">
                <text:p>104058</text:p>
              </table:table-cell>
              <table:table-cell office:value-type="float" office:value="102975">
                <text:p>1029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4102">
                <text:p>104102</text:p>
              </table:table-cell>
              <table:table-cell office:value-type="float" office:value="102983">
                <text:p>1029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144">
                <text:p>104144</text:p>
              </table:table-cell>
              <table:table-cell office:value-type="float" office:value="102989">
                <text:p>1029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159">
                <text:p>104159</text:p>
              </table:table-cell>
              <table:table-cell office:value-type="float" office:value="102998">
                <text:p>102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170">
                <text:p>104170</text:p>
              </table:table-cell>
              <table:table-cell office:value-type="float" office:value="103065">
                <text:p>1030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4212">
                <text:p>104212</text:p>
              </table:table-cell>
              <table:table-cell office:value-type="float" office:value="103132">
                <text:p>103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4223">
                <text:p>104223</text:p>
              </table:table-cell>
              <table:table-cell office:value-type="float" office:value="103141">
                <text:p>103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4245">
                <text:p>104245</text:p>
              </table:table-cell>
              <table:table-cell office:value-type="float" office:value="103175">
                <text:p>103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250">
                <text:p>104250</text:p>
              </table:table-cell>
              <table:table-cell office:value-type="float" office:value="103177">
                <text:p>1031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4266">
                <text:p>104266</text:p>
              </table:table-cell>
              <table:table-cell office:value-type="float" office:value="103247">
                <text:p>103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4267">
                <text:p>104267</text:p>
              </table:table-cell>
              <table:table-cell office:value-type="float" office:value="103256">
                <text:p>1032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268">
                <text:p>104268</text:p>
              </table:table-cell>
              <table:table-cell office:value-type="float" office:value="103266">
                <text:p>1032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4269">
                <text:p>104269</text:p>
              </table:table-cell>
              <table:table-cell office:value-type="float" office:value="103330">
                <text:p>1033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281">
                <text:p>104281</text:p>
              </table:table-cell>
              <table:table-cell office:value-type="float" office:value="103331">
                <text:p>1033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288">
                <text:p>104288</text:p>
              </table:table-cell>
              <table:table-cell office:value-type="float" office:value="103333">
                <text:p>10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291">
                <text:p>104291</text:p>
              </table:table-cell>
              <table:table-cell office:value-type="float" office:value="103345">
                <text:p>103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4320">
                <text:p>104320</text:p>
              </table:table-cell>
              <table:table-cell office:value-type="float" office:value="103347">
                <text:p>1033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4357">
                <text:p>104357</text:p>
              </table:table-cell>
              <table:table-cell office:value-type="float" office:value="103400">
                <text:p>103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4364">
                <text:p>104364</text:p>
              </table:table-cell>
              <table:table-cell office:value-type="float" office:value="103402">
                <text:p>103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365">
                <text:p>104365</text:p>
              </table:table-cell>
              <table:table-cell office:value-type="float" office:value="103404">
                <text:p>1034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4371">
                <text:p>104371</text:p>
              </table:table-cell>
              <table:table-cell office:value-type="float" office:value="103406">
                <text:p>1034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375">
                <text:p>104375</text:p>
              </table:table-cell>
              <table:table-cell office:value-type="float" office:value="103428">
                <text:p>103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4420">
                <text:p>104420</text:p>
              </table:table-cell>
              <table:table-cell office:value-type="float" office:value="103432">
                <text:p>1034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423">
                <text:p>104423</text:p>
              </table:table-cell>
              <table:table-cell office:value-type="float" office:value="103435">
                <text:p>103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4432">
                <text:p>104432</text:p>
              </table:table-cell>
              <table:table-cell office:value-type="float" office:value="103508">
                <text:p>1035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4434">
                <text:p>104434</text:p>
              </table:table-cell>
              <table:table-cell office:value-type="float" office:value="103558">
                <text:p>1035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435">
                <text:p>104435</text:p>
              </table:table-cell>
              <table:table-cell office:value-type="float" office:value="103563">
                <text:p>1035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4466">
                <text:p>104466</text:p>
              </table:table-cell>
              <table:table-cell office:value-type="float" office:value="103566">
                <text:p>1035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4472">
                <text:p>104472</text:p>
              </table:table-cell>
              <table:table-cell office:value-type="float" office:value="103584">
                <text:p>1035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475">
                <text:p>104475</text:p>
              </table:table-cell>
              <table:table-cell office:value-type="float" office:value="103594">
                <text:p>1035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4488">
                <text:p>104488</text:p>
              </table:table-cell>
              <table:table-cell office:value-type="float" office:value="103667">
                <text:p>103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490">
                <text:p>104490</text:p>
              </table:table-cell>
              <table:table-cell office:value-type="float" office:value="103711">
                <text:p>1037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4532">
                <text:p>104532</text:p>
              </table:table-cell>
              <table:table-cell office:value-type="float" office:value="103717">
                <text:p>1037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4538">
                <text:p>104538</text:p>
              </table:table-cell>
              <table:table-cell office:value-type="float" office:value="103720">
                <text:p>1037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4541">
                <text:p>104541</text:p>
              </table:table-cell>
              <table:table-cell office:value-type="float" office:value="103724">
                <text:p>1037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4543">
                <text:p>104543</text:p>
              </table:table-cell>
              <table:table-cell office:value-type="float" office:value="103728">
                <text:p>103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4557">
                <text:p>104557</text:p>
              </table:table-cell>
              <table:table-cell office:value-type="float" office:value="103739">
                <text:p>1037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599">
                <text:p>104599</text:p>
              </table:table-cell>
              <table:table-cell office:value-type="float" office:value="103774">
                <text:p>1037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607">
                <text:p>104607</text:p>
              </table:table-cell>
              <table:table-cell office:value-type="float" office:value="103808">
                <text:p>103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4608">
                <text:p>104608</text:p>
              </table:table-cell>
              <table:table-cell office:value-type="float" office:value="103821">
                <text:p>1038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4614">
                <text:p>104614</text:p>
              </table:table-cell>
              <table:table-cell office:value-type="float" office:value="103829">
                <text:p>103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4615">
                <text:p>104615</text:p>
              </table:table-cell>
              <table:table-cell office:value-type="float" office:value="103833">
                <text:p>1038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621">
                <text:p>104621</text:p>
              </table:table-cell>
              <table:table-cell office:value-type="float" office:value="103840">
                <text:p>1038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634">
                <text:p>104634</text:p>
              </table:table-cell>
              <table:table-cell office:value-type="float" office:value="103873">
                <text:p>1038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654">
                <text:p>104654</text:p>
              </table:table-cell>
              <table:table-cell office:value-type="float" office:value="103887">
                <text:p>103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4698">
                <text:p>104698</text:p>
              </table:table-cell>
              <table:table-cell office:value-type="float" office:value="103895">
                <text:p>1038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4703">
                <text:p>104703</text:p>
              </table:table-cell>
              <table:table-cell office:value-type="float" office:value="103901">
                <text:p>1039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4706">
                <text:p>104706</text:p>
              </table:table-cell>
              <table:table-cell office:value-type="float" office:value="103911">
                <text:p>103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707">
                <text:p>104707</text:p>
              </table:table-cell>
              <table:table-cell office:value-type="float" office:value="103922">
                <text:p>1039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4712">
                <text:p>104712</text:p>
              </table:table-cell>
              <table:table-cell office:value-type="float" office:value="103934">
                <text:p>1039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720">
                <text:p>104720</text:p>
              </table:table-cell>
              <table:table-cell office:value-type="float" office:value="103940">
                <text:p>1039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767">
                <text:p>104767</text:p>
              </table:table-cell>
              <table:table-cell office:value-type="float" office:value="103950">
                <text:p>103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4773">
                <text:p>104773</text:p>
              </table:table-cell>
              <table:table-cell office:value-type="float" office:value="103952">
                <text:p>1039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4778">
                <text:p>104778</text:p>
              </table:table-cell>
              <table:table-cell office:value-type="float" office:value="103962">
                <text:p>1039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788">
                <text:p>104788</text:p>
              </table:table-cell>
              <table:table-cell office:value-type="float" office:value="103964">
                <text:p>1039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4792">
                <text:p>104792</text:p>
              </table:table-cell>
              <table:table-cell office:value-type="float" office:value="103967">
                <text:p>1039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4796">
                <text:p>104796</text:p>
              </table:table-cell>
              <table:table-cell office:value-type="float" office:value="104003">
                <text:p>1040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4797">
                <text:p>104797</text:p>
              </table:table-cell>
              <table:table-cell office:value-type="float" office:value="104071">
                <text:p>1040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801">
                <text:p>104801</text:p>
              </table:table-cell>
              <table:table-cell office:value-type="float" office:value="104106">
                <text:p>1041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802">
                <text:p>104802</text:p>
              </table:table-cell>
              <table:table-cell office:value-type="float" office:value="104109">
                <text:p>104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806">
                <text:p>104806</text:p>
              </table:table-cell>
              <table:table-cell office:value-type="float" office:value="104118">
                <text:p>104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808">
                <text:p>104808</text:p>
              </table:table-cell>
              <table:table-cell office:value-type="float" office:value="104120">
                <text:p>104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811">
                <text:p>104811</text:p>
              </table:table-cell>
              <table:table-cell office:value-type="float" office:value="104145">
                <text:p>1041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818">
                <text:p>104818</text:p>
              </table:table-cell>
              <table:table-cell office:value-type="float" office:value="104146">
                <text:p>1041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4824">
                <text:p>104824</text:p>
              </table:table-cell>
              <table:table-cell office:value-type="float" office:value="104157">
                <text:p>1041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826">
                <text:p>104826</text:p>
              </table:table-cell>
              <table:table-cell office:value-type="float" office:value="104161">
                <text:p>1041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845">
                <text:p>104845</text:p>
              </table:table-cell>
              <table:table-cell office:value-type="float" office:value="104187">
                <text:p>1041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910">
                <text:p>104910</text:p>
              </table:table-cell>
              <table:table-cell office:value-type="float" office:value="104191">
                <text:p>1041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912">
                <text:p>104912</text:p>
              </table:table-cell>
              <table:table-cell office:value-type="float" office:value="104198">
                <text:p>104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4919">
                <text:p>104919</text:p>
              </table:table-cell>
              <table:table-cell office:value-type="float" office:value="104200">
                <text:p>1042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927">
                <text:p>104927</text:p>
              </table:table-cell>
              <table:table-cell office:value-type="float" office:value="104202">
                <text:p>1042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4928">
                <text:p>104928</text:p>
              </table:table-cell>
              <table:table-cell office:value-type="float" office:value="104275">
                <text:p>1042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939">
                <text:p>104939</text:p>
              </table:table-cell>
              <table:table-cell office:value-type="float" office:value="104305">
                <text:p>1043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4941">
                <text:p>104941</text:p>
              </table:table-cell>
              <table:table-cell office:value-type="float" office:value="104306">
                <text:p>1043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4950">
                <text:p>104950</text:p>
              </table:table-cell>
              <table:table-cell office:value-type="float" office:value="104318">
                <text:p>1043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4961">
                <text:p>104961</text:p>
              </table:table-cell>
              <table:table-cell office:value-type="float" office:value="104320">
                <text:p>1043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4962">
                <text:p>104962</text:p>
              </table:table-cell>
              <table:table-cell office:value-type="float" office:value="104323">
                <text:p>1043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963">
                <text:p>104963</text:p>
              </table:table-cell>
              <table:table-cell office:value-type="float" office:value="104324">
                <text:p>1043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4965">
                <text:p>104965</text:p>
              </table:table-cell>
              <table:table-cell office:value-type="float" office:value="104326">
                <text:p>1043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969">
                <text:p>104969</text:p>
              </table:table-cell>
              <table:table-cell office:value-type="float" office:value="104327">
                <text:p>1043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4990">
                <text:p>104990</text:p>
              </table:table-cell>
              <table:table-cell office:value-type="float" office:value="104328">
                <text:p>1043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4991">
                <text:p>104991</text:p>
              </table:table-cell>
              <table:table-cell office:value-type="float" office:value="104341">
                <text:p>1043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041">
                <text:p>105041</text:p>
              </table:table-cell>
              <table:table-cell office:value-type="float" office:value="104373">
                <text:p>1043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042">
                <text:p>105042</text:p>
              </table:table-cell>
              <table:table-cell office:value-type="float" office:value="104417">
                <text:p>1044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5045">
                <text:p>105045</text:p>
              </table:table-cell>
              <table:table-cell office:value-type="float" office:value="104422">
                <text:p>1044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5051">
                <text:p>105051</text:p>
              </table:table-cell>
              <table:table-cell office:value-type="float" office:value="104430">
                <text:p>1044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5055">
                <text:p>105055</text:p>
              </table:table-cell>
              <table:table-cell office:value-type="float" office:value="104448">
                <text:p>1044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060">
                <text:p>105060</text:p>
              </table:table-cell>
              <table:table-cell office:value-type="float" office:value="104449">
                <text:p>1044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061">
                <text:p>105061</text:p>
              </table:table-cell>
              <table:table-cell office:value-type="float" office:value="104460">
                <text:p>1044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103">
                <text:p>105103</text:p>
              </table:table-cell>
              <table:table-cell office:value-type="float" office:value="104461">
                <text:p>104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5108">
                <text:p>105108</text:p>
              </table:table-cell>
              <table:table-cell office:value-type="float" office:value="104466">
                <text:p>1044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109">
                <text:p>105109</text:p>
              </table:table-cell>
              <table:table-cell office:value-type="float" office:value="104471">
                <text:p>1044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5128">
                <text:p>105128</text:p>
              </table:table-cell>
              <table:table-cell office:value-type="float" office:value="104476">
                <text:p>1044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143">
                <text:p>105143</text:p>
              </table:table-cell>
              <table:table-cell office:value-type="float" office:value="104482">
                <text:p>1044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147">
                <text:p>105147</text:p>
              </table:table-cell>
              <table:table-cell office:value-type="float" office:value="104511">
                <text:p>1045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5151">
                <text:p>105151</text:p>
              </table:table-cell>
              <table:table-cell office:value-type="float" office:value="104513">
                <text:p>1045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5157">
                <text:p>105157</text:p>
              </table:table-cell>
              <table:table-cell office:value-type="float" office:value="104537">
                <text:p>1045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5166">
                <text:p>105166</text:p>
              </table:table-cell>
              <table:table-cell office:value-type="float" office:value="104548">
                <text:p>1045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5198">
                <text:p>105198</text:p>
              </table:table-cell>
              <table:table-cell office:value-type="float" office:value="104552">
                <text:p>104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5199">
                <text:p>105199</text:p>
              </table:table-cell>
              <table:table-cell office:value-type="float" office:value="104553">
                <text:p>1045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5201">
                <text:p>105201</text:p>
              </table:table-cell>
              <table:table-cell office:value-type="float" office:value="104555">
                <text:p>1045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5234">
                <text:p>105234</text:p>
              </table:table-cell>
              <table:table-cell office:value-type="float" office:value="104591">
                <text:p>1045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5237">
                <text:p>105237</text:p>
              </table:table-cell>
              <table:table-cell office:value-type="float" office:value="104612">
                <text:p>104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5272">
                <text:p>105272</text:p>
              </table:table-cell>
              <table:table-cell office:value-type="float" office:value="104629">
                <text:p>1046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5277">
                <text:p>105277</text:p>
              </table:table-cell>
              <table:table-cell office:value-type="float" office:value="104636">
                <text:p>1046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278">
                <text:p>105278</text:p>
              </table:table-cell>
              <table:table-cell office:value-type="float" office:value="104637">
                <text:p>1046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281">
                <text:p>105281</text:p>
              </table:table-cell>
              <table:table-cell office:value-type="float" office:value="104653">
                <text:p>1046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283">
                <text:p>105283</text:p>
              </table:table-cell>
              <table:table-cell office:value-type="float" office:value="104768">
                <text:p>1047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5313">
                <text:p>105313</text:p>
              </table:table-cell>
              <table:table-cell office:value-type="float" office:value="104776">
                <text:p>1047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5318">
                <text:p>105318</text:p>
              </table:table-cell>
              <table:table-cell office:value-type="float" office:value="104790">
                <text:p>10479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5323">
                <text:p>105323</text:p>
              </table:table-cell>
              <table:table-cell office:value-type="float" office:value="104794">
                <text:p>104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5328">
                <text:p>105328</text:p>
              </table:table-cell>
              <table:table-cell office:value-type="float" office:value="104796">
                <text:p>1047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5330">
                <text:p>105330</text:p>
              </table:table-cell>
              <table:table-cell office:value-type="float" office:value="104807">
                <text:p>1048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5337">
                <text:p>105337</text:p>
              </table:table-cell>
              <table:table-cell office:value-type="float" office:value="104815">
                <text:p>1048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5356">
                <text:p>105356</text:p>
              </table:table-cell>
              <table:table-cell office:value-type="float" office:value="104817">
                <text:p>1048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361">
                <text:p>105361</text:p>
              </table:table-cell>
              <table:table-cell office:value-type="float" office:value="104821">
                <text:p>1048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363">
                <text:p>105363</text:p>
              </table:table-cell>
              <table:table-cell office:value-type="float" office:value="104824">
                <text:p>1048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5366">
                <text:p>105366</text:p>
              </table:table-cell>
              <table:table-cell office:value-type="float" office:value="104826">
                <text:p>1048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5419">
                <text:p>105419</text:p>
              </table:table-cell>
              <table:table-cell office:value-type="float" office:value="104828">
                <text:p>1048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5425">
                <text:p>105425</text:p>
              </table:table-cell>
              <table:table-cell office:value-type="float" office:value="104830">
                <text:p>1048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5426">
                <text:p>105426</text:p>
              </table:table-cell>
              <table:table-cell office:value-type="float" office:value="104895">
                <text:p>1048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441">
                <text:p>105441</text:p>
              </table:table-cell>
              <table:table-cell office:value-type="float" office:value="104903">
                <text:p>1049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5446">
                <text:p>105446</text:p>
              </table:table-cell>
              <table:table-cell office:value-type="float" office:value="104910">
                <text:p>1049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5455">
                <text:p>105455</text:p>
              </table:table-cell>
              <table:table-cell office:value-type="float" office:value="104918">
                <text:p>1049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5470">
                <text:p>105470</text:p>
              </table:table-cell>
              <table:table-cell office:value-type="float" office:value="104922">
                <text:p>1049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5480">
                <text:p>105480</text:p>
              </table:table-cell>
              <table:table-cell office:value-type="float" office:value="104924">
                <text:p>1049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5487">
                <text:p>105487</text:p>
              </table:table-cell>
              <table:table-cell office:value-type="float" office:value="104925">
                <text:p>1049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5494">
                <text:p>105494</text:p>
              </table:table-cell>
              <table:table-cell office:value-type="float" office:value="104926">
                <text:p>1049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5496">
                <text:p>105496</text:p>
              </table:table-cell>
              <table:table-cell office:value-type="float" office:value="104930">
                <text:p>1049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5499">
                <text:p>105499</text:p>
              </table:table-cell>
              <table:table-cell office:value-type="float" office:value="104933">
                <text:p>1049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5521">
                <text:p>105521</text:p>
              </table:table-cell>
              <table:table-cell office:value-type="float" office:value="104934">
                <text:p>1049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5561">
                <text:p>105561</text:p>
              </table:table-cell>
              <table:table-cell office:value-type="float" office:value="104942">
                <text:p>1049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5572">
                <text:p>105572</text:p>
              </table:table-cell>
              <table:table-cell office:value-type="float" office:value="104949">
                <text:p>1049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5577">
                <text:p>105577</text:p>
              </table:table-cell>
              <table:table-cell office:value-type="float" office:value="104950">
                <text:p>1049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594">
                <text:p>105594</text:p>
              </table:table-cell>
              <table:table-cell office:value-type="float" office:value="104951">
                <text:p>1049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599">
                <text:p>105599</text:p>
              </table:table-cell>
              <table:table-cell office:value-type="float" office:value="104957">
                <text:p>104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609">
                <text:p>105609</text:p>
              </table:table-cell>
              <table:table-cell office:value-type="float" office:value="105025">
                <text:p>1050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614">
                <text:p>105614</text:p>
              </table:table-cell>
              <table:table-cell office:value-type="float" office:value="105032">
                <text:p>1050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617">
                <text:p>105617</text:p>
              </table:table-cell>
              <table:table-cell office:value-type="float" office:value="105048">
                <text:p>105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5618">
                <text:p>105618</text:p>
              </table:table-cell>
              <table:table-cell office:value-type="float" office:value="105051">
                <text:p>1050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629">
                <text:p>105629</text:p>
              </table:table-cell>
              <table:table-cell office:value-type="float" office:value="105057">
                <text:p>105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5645">
                <text:p>105645</text:p>
              </table:table-cell>
              <table:table-cell office:value-type="float" office:value="105059">
                <text:p>1050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5650">
                <text:p>105650</text:p>
              </table:table-cell>
              <table:table-cell office:value-type="float" office:value="105070">
                <text:p>1050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5655">
                <text:p>105655</text:p>
              </table:table-cell>
              <table:table-cell office:value-type="float" office:value="105081">
                <text:p>1050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660">
                <text:p>105660</text:p>
              </table:table-cell>
              <table:table-cell office:value-type="float" office:value="105107">
                <text:p>1051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5664">
                <text:p>105664</text:p>
              </table:table-cell>
              <table:table-cell office:value-type="float" office:value="105121">
                <text:p>1051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5668">
                <text:p>105668</text:p>
              </table:table-cell>
              <table:table-cell office:value-type="float" office:value="105129">
                <text:p>105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5673">
                <text:p>105673</text:p>
              </table:table-cell>
              <table:table-cell office:value-type="float" office:value="105131">
                <text:p>1051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5710">
                <text:p>105710</text:p>
              </table:table-cell>
              <table:table-cell office:value-type="float" office:value="105134">
                <text:p>1051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743">
                <text:p>105743</text:p>
              </table:table-cell>
              <table:table-cell office:value-type="float" office:value="105135">
                <text:p>1051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5747">
                <text:p>105747</text:p>
              </table:table-cell>
              <table:table-cell office:value-type="float" office:value="105136">
                <text:p>1051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5755">
                <text:p>105755</text:p>
              </table:table-cell>
              <table:table-cell office:value-type="float" office:value="105144">
                <text:p>1051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5762">
                <text:p>105762</text:p>
              </table:table-cell>
              <table:table-cell office:value-type="float" office:value="105150">
                <text:p>1051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5763">
                <text:p>105763</text:p>
              </table:table-cell>
              <table:table-cell office:value-type="float" office:value="105152">
                <text:p>105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5764">
                <text:p>105764</text:p>
              </table:table-cell>
              <table:table-cell office:value-type="float" office:value="105157">
                <text:p>1051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5766">
                <text:p>105766</text:p>
              </table:table-cell>
              <table:table-cell office:value-type="float" office:value="105166">
                <text:p>105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5768">
                <text:p>105768</text:p>
              </table:table-cell>
              <table:table-cell office:value-type="float" office:value="105276">
                <text:p>1052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769">
                <text:p>105769</text:p>
              </table:table-cell>
              <table:table-cell office:value-type="float" office:value="105282">
                <text:p>1052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5789">
                <text:p>105789</text:p>
              </table:table-cell>
              <table:table-cell office:value-type="float" office:value="105287">
                <text:p>1052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5803">
                <text:p>105803</text:p>
              </table:table-cell>
              <table:table-cell office:value-type="float" office:value="105288">
                <text:p>1052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5804">
                <text:p>105804</text:p>
              </table:table-cell>
              <table:table-cell office:value-type="float" office:value="105289">
                <text:p>1052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5808">
                <text:p>105808</text:p>
              </table:table-cell>
              <table:table-cell office:value-type="float" office:value="105300">
                <text:p>1053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5810">
                <text:p>105810</text:p>
              </table:table-cell>
              <table:table-cell office:value-type="float" office:value="105317">
                <text:p>1053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5813">
                <text:p>105813</text:p>
              </table:table-cell>
              <table:table-cell office:value-type="float" office:value="105326">
                <text:p>1053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5815">
                <text:p>105815</text:p>
              </table:table-cell>
              <table:table-cell office:value-type="float" office:value="105333">
                <text:p>105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5816">
                <text:p>105816</text:p>
              </table:table-cell>
              <table:table-cell office:value-type="float" office:value="105334">
                <text:p>105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5828">
                <text:p>105828</text:p>
              </table:table-cell>
              <table:table-cell office:value-type="float" office:value="105335">
                <text:p>1053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5831">
                <text:p>105831</text:p>
              </table:table-cell>
              <table:table-cell office:value-type="float" office:value="105342">
                <text:p>1053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5834">
                <text:p>105834</text:p>
              </table:table-cell>
              <table:table-cell office:value-type="float" office:value="105344">
                <text:p>1053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5843">
                <text:p>105843</text:p>
              </table:table-cell>
              <table:table-cell office:value-type="float" office:value="105352">
                <text:p>1053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5844">
                <text:p>105844</text:p>
              </table:table-cell>
              <table:table-cell office:value-type="float" office:value="105353">
                <text:p>1053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5851">
                <text:p>105851</text:p>
              </table:table-cell>
              <table:table-cell office:value-type="float" office:value="105354">
                <text:p>1053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5865">
                <text:p>105865</text:p>
              </table:table-cell>
              <table:table-cell office:value-type="float" office:value="105361">
                <text:p>1053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5869">
                <text:p>105869</text:p>
              </table:table-cell>
              <table:table-cell office:value-type="float" office:value="105365">
                <text:p>1053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871">
                <text:p>105871</text:p>
              </table:table-cell>
              <table:table-cell office:value-type="float" office:value="105390">
                <text:p>10539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5876">
                <text:p>105876</text:p>
              </table:table-cell>
              <table:table-cell office:value-type="float" office:value="105395">
                <text:p>1053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5881">
                <text:p>105881</text:p>
              </table:table-cell>
              <table:table-cell office:value-type="float" office:value="105400">
                <text:p>1054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5888">
                <text:p>105888</text:p>
              </table:table-cell>
              <table:table-cell office:value-type="float" office:value="105404">
                <text:p>1054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5891">
                <text:p>105891</text:p>
              </table:table-cell>
              <table:table-cell office:value-type="float" office:value="105471">
                <text:p>1054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5901">
                <text:p>105901</text:p>
              </table:table-cell>
              <table:table-cell office:value-type="float" office:value="105474">
                <text:p>1054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907">
                <text:p>105907</text:p>
              </table:table-cell>
              <table:table-cell office:value-type="float" office:value="105477">
                <text:p>1054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932">
                <text:p>105932</text:p>
              </table:table-cell>
              <table:table-cell office:value-type="float" office:value="105479">
                <text:p>105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5934">
                <text:p>105934</text:p>
              </table:table-cell>
              <table:table-cell office:value-type="float" office:value="105484">
                <text:p>1054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946">
                <text:p>105946</text:p>
              </table:table-cell>
              <table:table-cell office:value-type="float" office:value="105487">
                <text:p>1054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5950">
                <text:p>105950</text:p>
              </table:table-cell>
              <table:table-cell office:value-type="float" office:value="105489">
                <text:p>1054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5962">
                <text:p>105962</text:p>
              </table:table-cell>
              <table:table-cell office:value-type="float" office:value="105506">
                <text:p>1055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5964">
                <text:p>105964</text:p>
              </table:table-cell>
              <table:table-cell office:value-type="float" office:value="105510">
                <text:p>1055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5973">
                <text:p>105973</text:p>
              </table:table-cell>
              <table:table-cell office:value-type="float" office:value="105514">
                <text:p>1055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5974">
                <text:p>105974</text:p>
              </table:table-cell>
              <table:table-cell office:value-type="float" office:value="105520">
                <text:p>1055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5977">
                <text:p>105977</text:p>
              </table:table-cell>
              <table:table-cell office:value-type="float" office:value="105540">
                <text:p>1055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5985">
                <text:p>105985</text:p>
              </table:table-cell>
              <table:table-cell office:value-type="float" office:value="105544">
                <text:p>1055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5993">
                <text:p>105993</text:p>
              </table:table-cell>
              <table:table-cell office:value-type="float" office:value="105620">
                <text:p>1056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5996">
                <text:p>105996</text:p>
              </table:table-cell>
              <table:table-cell office:value-type="float" office:value="105646">
                <text:p>1056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023">
                <text:p>106023</text:p>
              </table:table-cell>
              <table:table-cell office:value-type="float" office:value="105689">
                <text:p>1056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029">
                <text:p>106029</text:p>
              </table:table-cell>
              <table:table-cell office:value-type="float" office:value="105702">
                <text:p>1057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030">
                <text:p>106030</text:p>
              </table:table-cell>
              <table:table-cell office:value-type="float" office:value="105705">
                <text:p>1057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042">
                <text:p>106042</text:p>
              </table:table-cell>
              <table:table-cell office:value-type="float" office:value="105711">
                <text:p>1057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6050">
                <text:p>106050</text:p>
              </table:table-cell>
              <table:table-cell office:value-type="float" office:value="105749">
                <text:p>1057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055">
                <text:p>106055</text:p>
              </table:table-cell>
              <table:table-cell office:value-type="float" office:value="105771">
                <text:p>1057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063">
                <text:p>106063</text:p>
              </table:table-cell>
              <table:table-cell office:value-type="float" office:value="105776">
                <text:p>1057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074">
                <text:p>106074</text:p>
              </table:table-cell>
              <table:table-cell office:value-type="float" office:value="105779">
                <text:p>1057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098">
                <text:p>106098</text:p>
              </table:table-cell>
              <table:table-cell office:value-type="float" office:value="105783">
                <text:p>1057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6106">
                <text:p>106106</text:p>
              </table:table-cell>
              <table:table-cell office:value-type="float" office:value="105784">
                <text:p>1057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6109">
                <text:p>106109</text:p>
              </table:table-cell>
              <table:table-cell office:value-type="float" office:value="105784">
                <text:p>105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